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33.44mm"/>
    </style:style>
    <style:style style:name="co8" style:family="table-column">
      <style:table-column-properties fo:break-before="auto" style:column-width="33.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15727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384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1208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2864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885517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043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0154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417</text:p>
          </table:table-cell>
          <table:table-cell table:formula="of:=([Spindelabweichung.B6]-1)*1000/4" office:value-type="float" office:value="21.0296097753847" calcext:value-type="float">
            <text:p>21,0296097753847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000000001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000000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00000000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00000000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0000000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21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style-name="ce9"/>
          <table:table-cell table:number-columns-repeated="20"/>
        </table:table-row>
        <table:table-row table:style-name="ro2">
          <table:table-cell table:style-name="ce3"/>
          <table:table-cell table:number-columns-repeated="2"/>
          <table:table-cell table:style-name="ce9"/>
          <table:table-cell table:number-columns-repeated="17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1.863192" calcext:value-type="float">
            <text:p>21,863192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294498381877" calcext:value-type="float">
            <text:p>28,1294498381877</text:p>
          </table:table-cell>
          <table:table-cell table:formula="of:=[EimerMass.A10]*3.14/12*([EimerMass.B10]*[EimerMass.B10]+[EimerMass.B10]*[EimerMass.$B$2]+[EimerMass.$B$2]*[EimerMass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EimerMass.$B$1]-[EimerMass.$B$2])/2*[EimerMass.D10]/[EimerMass.$B$3]*2+[EimerMass.$B$2]" office:value-type="float" office:value="28.1294498381877" calcext:value-type="float">
            <text:p>28,1294498381877</text:p>
          </table:table-cell>
          <table:table-cell table:formula="of:=[EimerMass.D10]*3.14/12*([EimerMass.E10]*[EimerMass.E10]+[EimerMass.E10]*[EimerMass.$B$2]+[EimerMass.$B$2]*[EimerMass.$B$2])/1000" office:value-type="float" office:value="0.618289692259891" calcext:value-type="float">
            <text:p>0,618289692259891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588996763754" calcext:value-type="float">
            <text:p>28,2588996763754</text:p>
          </table:table-cell>
          <table:table-cell table:formula="of:=[EimerMass.A11]*3.14/12*([EimerMass.B11]*[EimerMass.B11]+[EimerMass.B11]*[EimerMass.$B$2]+[EimerMass.$B$2]*[EimerMass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EimerMass.$B$1]-[EimerMass.$B$2])/2*[EimerMass.D11]/[EimerMass.$B$3]*2+[EimerMass.$B$2]" office:value-type="float" office:value="28.1941747572816" calcext:value-type="float">
            <text:p>28,1941747572816</text:p>
          </table:table-cell>
          <table:table-cell table:formula="of:=[EimerMass.D11]*3.14/12*([EimerMass.E11]*[EimerMass.E11]+[EimerMass.E11]*[EimerMass.$B$2]+[EimerMass.$B$2]*[EimerMass.$B$2])/1000" office:value-type="float" office:value="0.929576740503346" calcext:value-type="float">
            <text:p>0,929576740503346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3883495145631" calcext:value-type="float">
            <text:p>28,3883495145631</text:p>
          </table:table-cell>
          <table:table-cell table:formula="of:=[EimerMass.A12]*3.14/12*([EimerMass.B12]*[EimerMass.B12]+[EimerMass.B12]*[EimerMass.$B$2]+[EimerMass.$B$2]*[EimerMass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EimerMass.$B$1]-[EimerMass.$B$2])/2*[EimerMass.D12]/[EimerMass.$B$3]*2+[EimerMass.$B$2]" office:value-type="float" office:value="28.2588996763754" calcext:value-type="float">
            <text:p>28,2588996763754</text:p>
          </table:table-cell>
          <table:table-cell table:formula="of:=[EimerMass.D12]*3.14/12*([EimerMass.E12]*[EimerMass.E12]+[EimerMass.E12]*[EimerMass.$B$2]+[EimerMass.$B$2]*[EimerMass.$B$2])/1000" office:value-type="float" office:value="1.24229630830567" calcext:value-type="float">
            <text:p>1,24229630830567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177993527508" calcext:value-type="float">
            <text:p>28,5177993527508</text:p>
          </table:table-cell>
          <table:table-cell table:formula="of:=[EimerMass.A13]*3.14/12*([EimerMass.B13]*[EimerMass.B13]+[EimerMass.B13]*[EimerMass.$B$2]+[EimerMass.$B$2]*[EimerMass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EimerMass.$B$1]-[EimerMass.$B$2])/2*[EimerMass.D13]/[EimerMass.$B$3]*2+[EimerMass.$B$2]" office:value-type="float" office:value="28.3236245954693" calcext:value-type="float">
            <text:p>28,3236245954693</text:p>
          </table:table-cell>
          <table:table-cell table:formula="of:=[EimerMass.D13]*3.14/12*([EimerMass.E13]*[EimerMass.E13]+[EimerMass.E13]*[EimerMass.$B$2]+[EimerMass.$B$2]*[EimerMass.$B$2])/1000" office:value-type="float" office:value="1.55645168427925" calcext:value-type="float">
            <text:p>1,55645168427925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6472491909385" calcext:value-type="float">
            <text:p>28,6472491909385</text:p>
          </table:table-cell>
          <table:table-cell table:formula="of:=[EimerMass.A14]*3.14/12*([EimerMass.B14]*[EimerMass.B14]+[EimerMass.B14]*[EimerMass.$B$2]+[EimerMass.$B$2]*[EimerMass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EimerMass.$B$1]-[EimerMass.$B$2])/2*[EimerMass.D14]/[EimerMass.$B$3]*2+[EimerMass.$B$2]" office:value-type="float" office:value="28.3883495145631" calcext:value-type="float">
            <text:p>28,3883495145631</text:p>
          </table:table-cell>
          <table:table-cell table:formula="of:=[EimerMass.D14]*3.14/12*([EimerMass.E14]*[EimerMass.E14]+[EimerMass.E14]*[EimerMass.$B$2]+[EimerMass.$B$2]*[EimerMass.$B$2])/1000" office:value-type="float" office:value="1.87204615703648" calcext:value-type="float">
            <text:p>1,87204615703648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7766990291262" calcext:value-type="float">
            <text:p>28,7766990291262</text:p>
          </table:table-cell>
          <table:table-cell table:formula="of:=[EimerMass.A15]*3.14/12*([EimerMass.B15]*[EimerMass.B15]+[EimerMass.B15]*[EimerMass.$B$2]+[EimerMass.$B$2]*[EimerMass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EimerMass.$B$1]-[EimerMass.$B$2])/2*[EimerMass.D15]/[EimerMass.$B$3]*2+[EimerMass.$B$2]" office:value-type="float" office:value="28.453074433657" calcext:value-type="float">
            <text:p>28,453074433657</text:p>
          </table:table-cell>
          <table:table-cell table:formula="of:=[EimerMass.D15]*3.14/12*([EimerMass.E15]*[EimerMass.E15]+[EimerMass.E15]*[EimerMass.$B$2]+[EimerMass.$B$2]*[EimerMass.$B$2])/1000" office:value-type="float" office:value="2.18908301518976" calcext:value-type="float">
            <text:p>2,18908301518976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8.9061488673139" calcext:value-type="float">
            <text:p>28,9061488673139</text:p>
          </table:table-cell>
          <table:table-cell table:formula="of:=[EimerMass.A16]*3.14/12*([EimerMass.B16]*[EimerMass.B16]+[EimerMass.B16]*[EimerMass.$B$2]+[EimerMass.$B$2]*[EimerMass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EimerMass.$B$1]-[EimerMass.$B$2])/2*[EimerMass.D16]/[EimerMass.$B$3]*2+[EimerMass.$B$2]" office:value-type="float" office:value="28.5177993527508" calcext:value-type="float">
            <text:p>28,5177993527508</text:p>
          </table:table-cell>
          <table:table-cell table:formula="of:=[EimerMass.D16]*3.14/12*([EimerMass.E16]*[EimerMass.E16]+[EimerMass.E16]*[EimerMass.$B$2]+[EimerMass.$B$2]*[EimerMass.$B$2])/1000" office:value-type="float" office:value="2.50756554735148" calcext:value-type="float">
            <text:p>2,50756554735148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0355987055016" calcext:value-type="float">
            <text:p>29,0355987055016</text:p>
          </table:table-cell>
          <table:table-cell table:formula="of:=[EimerMass.A17]*3.14/12*([EimerMass.B17]*[EimerMass.B17]+[EimerMass.B17]*[EimerMass.$B$2]+[EimerMass.$B$2]*[EimerMass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EimerMass.$B$1]-[EimerMass.$B$2])/2*[EimerMass.D17]/[EimerMass.$B$3]*2+[EimerMass.$B$2]" office:value-type="float" office:value="28.5825242718447" calcext:value-type="float">
            <text:p>28,5825242718447</text:p>
          </table:table-cell>
          <table:table-cell table:formula="of:=[EimerMass.D17]*3.14/12*([EimerMass.E17]*[EimerMass.E17]+[EimerMass.E17]*[EimerMass.$B$2]+[EimerMass.$B$2]*[EimerMass.$B$2])/1000" office:value-type="float" office:value="2.82749704213404" calcext:value-type="float">
            <text:p>2,82749704213404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1650485436893" calcext:value-type="float">
            <text:p>29,1650485436893</text:p>
          </table:table-cell>
          <table:table-cell table:formula="of:=[EimerMass.A18]*3.14/12*([EimerMass.B18]*[EimerMass.B18]+[EimerMass.B18]*[EimerMass.$B$2]+[EimerMass.$B$2]*[EimerMass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EimerMass.$B$1]-[EimerMass.$B$2])/2*[EimerMass.D18]/[EimerMass.$B$3]*2+[EimerMass.$B$2]" office:value-type="float" office:value="28.6472491909385" calcext:value-type="float">
            <text:p>28,6472491909385</text:p>
          </table:table-cell>
          <table:table-cell table:formula="of:=[EimerMass.D18]*3.14/12*([EimerMass.E18]*[EimerMass.E18]+[EimerMass.E18]*[EimerMass.$B$2]+[EimerMass.$B$2]*[EimerMass.$B$2])/1000" office:value-type="float" office:value="3.14888078814982" calcext:value-type="float">
            <text:p>3,14888078814982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294498381877" calcext:value-type="float">
            <text:p>29,294498381877</text:p>
          </table:table-cell>
          <table:table-cell table:formula="of:=[EimerMass.A19]*3.14/12*([EimerMass.B19]*[EimerMass.B19]+[EimerMass.B19]*[EimerMass.$B$2]+[EimerMass.$B$2]*[EimerMass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EimerMass.$B$1]-[EimerMass.$B$2])/2*[EimerMass.D19]/[EimerMass.$B$3]*2+[EimerMass.$B$2]" office:value-type="float" office:value="28.7119741100324" calcext:value-type="float">
            <text:p>28,7119741100324</text:p>
          </table:table-cell>
          <table:table-cell table:formula="of:=[EimerMass.D19]*3.14/12*([EimerMass.E19]*[EimerMass.E19]+[EimerMass.E19]*[EimerMass.$B$2]+[EimerMass.$B$2]*[EimerMass.$B$2])/1000" office:value-type="float" office:value="3.47172007401123" calcext:value-type="float">
            <text:p>3,47172007401123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4239482200647" calcext:value-type="float">
            <text:p>29,4239482200647</text:p>
          </table:table-cell>
          <table:table-cell table:formula="of:=[EimerMass.A20]*3.14/12*([EimerMass.B20]*[EimerMass.B20]+[EimerMass.B20]*[EimerMass.$B$2]+[EimerMass.$B$2]*[EimerMass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EimerMass.$B$1]-[EimerMass.$B$2])/2*[EimerMass.D20]/[EimerMass.$B$3]*2+[EimerMass.$B$2]" office:value-type="float" office:value="28.7766990291262" calcext:value-type="float">
            <text:p>28,7766990291262</text:p>
          </table:table-cell>
          <table:table-cell table:formula="of:=[EimerMass.D20]*3.14/12*([EimerMass.E20]*[EimerMass.E20]+[EimerMass.E20]*[EimerMass.$B$2]+[EimerMass.$B$2]*[EimerMass.$B$2])/1000" office:value-type="float" office:value="3.79601818833066" calcext:value-type="float">
            <text:p>3,79601818833066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5533980582524" calcext:value-type="float">
            <text:p>29,5533980582524</text:p>
          </table:table-cell>
          <table:table-cell table:formula="of:=[EimerMass.A21]*3.14/12*([EimerMass.B21]*[EimerMass.B21]+[EimerMass.B21]*[EimerMass.$B$2]+[EimerMass.$B$2]*[EimerMass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EimerMass.$B$1]-[EimerMass.$B$2])/2*[EimerMass.D21]/[EimerMass.$B$3]*2+[EimerMass.$B$2]" office:value-type="float" office:value="28.8414239482201" calcext:value-type="float">
            <text:p>28,8414239482201</text:p>
          </table:table-cell>
          <table:table-cell table:formula="of:=[EimerMass.D21]*3.14/12*([EimerMass.E21]*[EimerMass.E21]+[EimerMass.E21]*[EimerMass.$B$2]+[EimerMass.$B$2]*[EimerMass.$B$2])/1000" office:value-type="float" office:value="4.1217784197205" calcext:value-type="float">
            <text:p>4,1217784197205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6828478964401" calcext:value-type="float">
            <text:p>29,6828478964401</text:p>
          </table:table-cell>
          <table:table-cell table:formula="of:=[EimerMass.A22]*3.14/12*([EimerMass.B22]*[EimerMass.B22]+[EimerMass.B22]*[EimerMass.$B$2]+[EimerMass.$B$2]*[EimerMass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EimerMass.$B$1]-[EimerMass.$B$2])/2*[EimerMass.D22]/[EimerMass.$B$3]*2+[EimerMass.$B$2]" office:value-type="float" office:value="28.9061488673139" calcext:value-type="float">
            <text:p>28,9061488673139</text:p>
          </table:table-cell>
          <table:table-cell table:formula="of:=[EimerMass.D22]*3.14/12*([EimerMass.E22]*[EimerMass.E22]+[EimerMass.E22]*[EimerMass.$B$2]+[EimerMass.$B$2]*[EimerMass.$B$2])/1000" office:value-type="float" office:value="4.44900405679315" calcext:value-type="float">
            <text:p>4,44900405679315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29.8122977346278" calcext:value-type="float">
            <text:p>29,8122977346278</text:p>
          </table:table-cell>
          <table:table-cell table:formula="of:=[EimerMass.A23]*3.14/12*([EimerMass.B23]*[EimerMass.B23]+[EimerMass.B23]*[EimerMass.$B$2]+[EimerMass.$B$2]*[EimerMass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EimerMass.$B$1]-[EimerMass.$B$2])/2*[EimerMass.D23]/[EimerMass.$B$3]*2+[EimerMass.$B$2]" office:value-type="float" office:value="28.9708737864078" calcext:value-type="float">
            <text:p>28,9708737864078</text:p>
          </table:table-cell>
          <table:table-cell table:formula="of:=[EimerMass.D23]*3.14/12*([EimerMass.E23]*[EimerMass.E23]+[EimerMass.E23]*[EimerMass.$B$2]+[EimerMass.$B$2]*[EimerMass.$B$2])/1000" office:value-type="float" office:value="4.777698388161" calcext:value-type="float">
            <text:p>4,777698388161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29.9417475728155" calcext:value-type="float">
            <text:p>29,9417475728155</text:p>
          </table:table-cell>
          <table:table-cell table:formula="of:=[EimerMass.A24]*3.14/12*([EimerMass.B24]*[EimerMass.B24]+[EimerMass.B24]*[EimerMass.$B$2]+[EimerMass.$B$2]*[EimerMass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EimerMass.$B$1]-[EimerMass.$B$2])/2*[EimerMass.D24]/[EimerMass.$B$3]*2+[EimerMass.$B$2]" office:value-type="float" office:value="29.0355987055016" calcext:value-type="float">
            <text:p>29,0355987055016</text:p>
          </table:table-cell>
          <table:table-cell table:formula="of:=[EimerMass.D24]*3.14/12*([EimerMass.E24]*[EimerMass.E24]+[EimerMass.E24]*[EimerMass.$B$2]+[EimerMass.$B$2]*[EimerMass.$B$2])/1000" office:value-type="float" office:value="5.10786470243644" calcext:value-type="float">
            <text:p>5,10786470243644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0711974110032" calcext:value-type="float">
            <text:p>30,0711974110032</text:p>
          </table:table-cell>
          <table:table-cell table:formula="of:=[EimerMass.A25]*3.14/12*([EimerMass.B25]*[EimerMass.B25]+[EimerMass.B25]*[EimerMass.$B$2]+[EimerMass.$B$2]*[EimerMass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EimerMass.$B$1]-[EimerMass.$B$2])/2*[EimerMass.D25]/[EimerMass.$B$3]*2+[EimerMass.$B$2]" office:value-type="float" office:value="29.1003236245955" calcext:value-type="float">
            <text:p>29,1003236245955</text:p>
          </table:table-cell>
          <table:table-cell table:formula="of:=[EimerMass.D25]*3.14/12*([EimerMass.E25]*[EimerMass.E25]+[EimerMass.E25]*[EimerMass.$B$2]+[EimerMass.$B$2]*[EimerMass.$B$2])/1000" office:value-type="float" office:value="5.43950628823187" calcext:value-type="float">
            <text:p>5,43950628823187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2006472491909" calcext:value-type="float">
            <text:p>30,2006472491909</text:p>
          </table:table-cell>
          <table:table-cell table:formula="of:=[EimerMass.A26]*3.14/12*([EimerMass.B26]*[EimerMass.B26]+[EimerMass.B26]*[EimerMass.$B$2]+[EimerMass.$B$2]*[EimerMass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EimerMass.$B$1]-[EimerMass.$B$2])/2*[EimerMass.D26]/[EimerMass.$B$3]*2+[EimerMass.$B$2]" office:value-type="float" office:value="29.1650485436893" calcext:value-type="float">
            <text:p>29,1650485436893</text:p>
          </table:table-cell>
          <table:table-cell table:formula="of:=[EimerMass.D26]*3.14/12*([EimerMass.E26]*[EimerMass.E26]+[EimerMass.E26]*[EimerMass.$B$2]+[EimerMass.$B$2]*[EimerMass.$B$2])/1000" office:value-type="float" office:value="5.77262643415968" calcext:value-type="float">
            <text:p>5,77262643415968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3300970873786" calcext:value-type="float">
            <text:p>30,3300970873786</text:p>
          </table:table-cell>
          <table:table-cell table:formula="of:=[EimerMass.A27]*3.14/12*([EimerMass.B27]*[EimerMass.B27]+[EimerMass.B27]*[EimerMass.$B$2]+[EimerMass.$B$2]*[EimerMass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EimerMass.$B$1]-[EimerMass.$B$2])/2*[EimerMass.D27]/[EimerMass.$B$3]*2+[EimerMass.$B$2]" office:value-type="float" office:value="29.2297734627832" calcext:value-type="float">
            <text:p>29,2297734627832</text:p>
          </table:table-cell>
          <table:table-cell table:formula="of:=[EimerMass.D27]*3.14/12*([EimerMass.E27]*[EimerMass.E27]+[EimerMass.E27]*[EimerMass.$B$2]+[EimerMass.$B$2]*[EimerMass.$B$2])/1000" office:value-type="float" office:value="6.10722842883226" calcext:value-type="float">
            <text:p>6,10722842883226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4595469255663" calcext:value-type="float">
            <text:p>30,4595469255663</text:p>
          </table:table-cell>
          <table:table-cell table:formula="of:=[EimerMass.A28]*3.14/12*([EimerMass.B28]*[EimerMass.B28]+[EimerMass.B28]*[EimerMass.$B$2]+[EimerMass.$B$2]*[EimerMass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EimerMass.$B$1]-[EimerMass.$B$2])/2*[EimerMass.D28]/[EimerMass.$B$3]*2+[EimerMass.$B$2]" office:value-type="float" office:value="29.294498381877" calcext:value-type="float">
            <text:p>29,294498381877</text:p>
          </table:table-cell>
          <table:table-cell table:formula="of:=[EimerMass.D28]*3.14/12*([EimerMass.E28]*[EimerMass.E28]+[EimerMass.E28]*[EimerMass.$B$2]+[EimerMass.$B$2]*[EimerMass.$B$2])/1000" office:value-type="float" office:value="6.44331556086202" calcext:value-type="float">
            <text:p>6,44331556086202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588996763754" calcext:value-type="float">
            <text:p>30,588996763754</text:p>
          </table:table-cell>
          <table:table-cell table:formula="of:=[EimerMass.A29]*3.14/12*([EimerMass.B29]*[EimerMass.B29]+[EimerMass.B29]*[EimerMass.$B$2]+[EimerMass.$B$2]*[EimerMass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EimerMass.$B$1]-[EimerMass.$B$2])/2*[EimerMass.D29]/[EimerMass.$B$3]*2+[EimerMass.$B$2]" office:value-type="float" office:value="29.3592233009709" calcext:value-type="float">
            <text:p>29,3592233009709</text:p>
          </table:table-cell>
          <table:table-cell table:formula="of:=[EimerMass.D29]*3.14/12*([EimerMass.E29]*[EimerMass.E29]+[EimerMass.E29]*[EimerMass.$B$2]+[EimerMass.$B$2]*[EimerMass.$B$2])/1000" office:value-type="float" office:value="6.78089111886134" calcext:value-type="float">
            <text:p>6,78089111886134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0.7184466019417" calcext:value-type="float">
            <text:p>30,7184466019417</text:p>
          </table:table-cell>
          <table:table-cell table:formula="of:=[EimerMass.A30]*3.14/12*([EimerMass.B30]*[EimerMass.B30]+[EimerMass.B30]*[EimerMass.$B$2]+[EimerMass.$B$2]*[EimerMass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EimerMass.$B$1]-[EimerMass.$B$2])/2*[EimerMass.D30]/[EimerMass.$B$3]*2+[EimerMass.$B$2]" office:value-type="float" office:value="29.4239482200647" calcext:value-type="float">
            <text:p>29,4239482200647</text:p>
          </table:table-cell>
          <table:table-cell table:formula="of:=[EimerMass.D30]*3.14/12*([EimerMass.E30]*[EimerMass.E30]+[EimerMass.E30]*[EimerMass.$B$2]+[EimerMass.$B$2]*[EimerMass.$B$2])/1000" office:value-type="float" office:value="7.11995839144262" calcext:value-type="float">
            <text:p>7,11995839144262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0.8478964401294" calcext:value-type="float">
            <text:p>30,8478964401294</text:p>
          </table:table-cell>
          <table:table-cell table:formula="of:=[EimerMass.A31]*3.14/12*([EimerMass.B31]*[EimerMass.B31]+[EimerMass.B31]*[EimerMass.$B$2]+[EimerMass.$B$2]*[EimerMass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EimerMass.$B$1]-[EimerMass.$B$2])/2*[EimerMass.D31]/[EimerMass.$B$3]*2+[EimerMass.$B$2]" office:value-type="float" office:value="29.4886731391586" calcext:value-type="float">
            <text:p>29,4886731391586</text:p>
          </table:table-cell>
          <table:table-cell table:formula="of:=[EimerMass.D31]*3.14/12*([EimerMass.E31]*[EimerMass.E31]+[EimerMass.E31]*[EimerMass.$B$2]+[EimerMass.$B$2]*[EimerMass.$B$2])/1000" office:value-type="float" office:value="7.46052066721826" calcext:value-type="float">
            <text:p>7,46052066721826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0.9773462783172" calcext:value-type="float">
            <text:p>30,9773462783172</text:p>
          </table:table-cell>
          <table:table-cell table:formula="of:=[EimerMass.A32]*3.14/12*([EimerMass.B32]*[EimerMass.B32]+[EimerMass.B32]*[EimerMass.$B$2]+[EimerMass.$B$2]*[EimerMass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EimerMass.$B$1]-[EimerMass.$B$2])/2*[EimerMass.D32]/[EimerMass.$B$3]*2+[EimerMass.$B$2]" office:value-type="float" office:value="29.5533980582524" calcext:value-type="float">
            <text:p>29,5533980582524</text:p>
          </table:table-cell>
          <table:table-cell table:formula="of:=[EimerMass.D32]*3.14/12*([EimerMass.E32]*[EimerMass.E32]+[EimerMass.E32]*[EimerMass.$B$2]+[EimerMass.$B$2]*[EimerMass.$B$2])/1000" office:value-type="float" office:value="7.80258123480064" calcext:value-type="float">
            <text:p>7,80258123480064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1067961165049" calcext:value-type="float">
            <text:p>31,1067961165049</text:p>
          </table:table-cell>
          <table:table-cell table:formula="of:=[EimerMass.A33]*3.14/12*([EimerMass.B33]*[EimerMass.B33]+[EimerMass.B33]*[EimerMass.$B$2]+[EimerMass.$B$2]*[EimerMass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EimerMass.$B$1]-[EimerMass.$B$2])/2*[EimerMass.D33]/[EimerMass.$B$3]*2+[EimerMass.$B$2]" office:value-type="float" office:value="29.6181229773463" calcext:value-type="float">
            <text:p>29,6181229773463</text:p>
          </table:table-cell>
          <table:table-cell table:formula="of:=[EimerMass.D33]*3.14/12*([EimerMass.E33]*[EimerMass.E33]+[EimerMass.E33]*[EimerMass.$B$2]+[EimerMass.$B$2]*[EimerMass.$B$2])/1000" office:value-type="float" office:value="8.14614338280216" calcext:value-type="float">
            <text:p>8,14614338280216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2362459546926" calcext:value-type="float">
            <text:p>31,2362459546926</text:p>
          </table:table-cell>
          <table:table-cell table:formula="of:=[EimerMass.A34]*3.14/12*([EimerMass.B34]*[EimerMass.B34]+[EimerMass.B34]*[EimerMass.$B$2]+[EimerMass.$B$2]*[EimerMass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EimerMass.$B$1]-[EimerMass.$B$2])/2*[EimerMass.D34]/[EimerMass.$B$3]*2+[EimerMass.$B$2]" office:value-type="float" office:value="29.6828478964401" calcext:value-type="float">
            <text:p>29,6828478964401</text:p>
          </table:table-cell>
          <table:table-cell table:formula="of:=[EimerMass.D34]*3.14/12*([EimerMass.E34]*[EimerMass.E34]+[EimerMass.E34]*[EimerMass.$B$2]+[EimerMass.$B$2]*[EimerMass.$B$2])/1000" office:value-type="float" office:value="8.49121039983522" calcext:value-type="float">
            <text:p>8,49121039983522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3656957928803" calcext:value-type="float">
            <text:p>31,3656957928803</text:p>
          </table:table-cell>
          <table:table-cell table:formula="of:=[EimerMass.A35]*3.14/12*([EimerMass.B35]*[EimerMass.B35]+[EimerMass.B35]*[EimerMass.$B$2]+[EimerMass.$B$2]*[EimerMass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EimerMass.$B$1]-[EimerMass.$B$2])/2*[EimerMass.D35]/[EimerMass.$B$3]*2+[EimerMass.$B$2]" office:value-type="float" office:value="29.747572815534" calcext:value-type="float">
            <text:p>29,747572815534</text:p>
          </table:table-cell>
          <table:table-cell table:formula="of:=[EimerMass.D35]*3.14/12*([EimerMass.E35]*[EimerMass.E35]+[EimerMass.E35]*[EimerMass.$B$2]+[EimerMass.$B$2]*[EimerMass.$B$2])/1000" office:value-type="float" office:value="8.83778557451221" calcext:value-type="float">
            <text:p>8,83778557451221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1.495145631068" calcext:value-type="float">
            <text:p>31,495145631068</text:p>
          </table:table-cell>
          <table:table-cell table:formula="of:=[EimerMass.A36]*3.14/12*([EimerMass.B36]*[EimerMass.B36]+[EimerMass.B36]*[EimerMass.$B$2]+[EimerMass.$B$2]*[EimerMass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EimerMass.$B$1]-[EimerMass.$B$2])/2*[EimerMass.D36]/[EimerMass.$B$3]*2+[EimerMass.$B$2]" office:value-type="float" office:value="29.8122977346278" calcext:value-type="float">
            <text:p>29,8122977346278</text:p>
          </table:table-cell>
          <table:table-cell table:formula="of:=[EimerMass.D36]*3.14/12*([EimerMass.E36]*[EimerMass.E36]+[EimerMass.E36]*[EimerMass.$B$2]+[EimerMass.$B$2]*[EimerMass.$B$2])/1000" office:value-type="float" office:value="9.18587219544552" calcext:value-type="float">
            <text:p>9,18587219544552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1.6245954692557" calcext:value-type="float">
            <text:p>31,6245954692557</text:p>
          </table:table-cell>
          <table:table-cell table:formula="of:=[EimerMass.A37]*3.14/12*([EimerMass.B37]*[EimerMass.B37]+[EimerMass.B37]*[EimerMass.$B$2]+[EimerMass.$B$2]*[EimerMass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EimerMass.$B$1]-[EimerMass.$B$2])/2*[EimerMass.D37]/[EimerMass.$B$3]*2+[EimerMass.$B$2]" office:value-type="float" office:value="29.8770226537217" calcext:value-type="float">
            <text:p>29,8770226537217</text:p>
          </table:table-cell>
          <table:table-cell table:formula="of:=[EimerMass.D37]*3.14/12*([EimerMass.E37]*[EimerMass.E37]+[EimerMass.E37]*[EimerMass.$B$2]+[EimerMass.$B$2]*[EimerMass.$B$2])/1000" office:value-type="float" office:value="9.53547355124754" calcext:value-type="float">
            <text:p>9,53547355124754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1.7540453074434" calcext:value-type="float">
            <text:p>31,7540453074434</text:p>
          </table:table-cell>
          <table:table-cell table:formula="of:=[EimerMass.A38]*3.14/12*([EimerMass.B38]*[EimerMass.B38]+[EimerMass.B38]*[EimerMass.$B$2]+[EimerMass.$B$2]*[EimerMass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EimerMass.$B$1]-[EimerMass.$B$2])/2*[EimerMass.D38]/[EimerMass.$B$3]*2+[EimerMass.$B$2]" office:value-type="float" office:value="29.9417475728155" calcext:value-type="float">
            <text:p>29,9417475728155</text:p>
          </table:table-cell>
          <table:table-cell table:formula="of:=[EimerMass.D38]*3.14/12*([EimerMass.E38]*[EimerMass.E38]+[EimerMass.E38]*[EimerMass.$B$2]+[EimerMass.$B$2]*[EimerMass.$B$2])/1000" office:value-type="float" office:value="9.88659293053068" calcext:value-type="float">
            <text:p>9,88659293053068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1.8834951456311" calcext:value-type="float">
            <text:p>31,8834951456311</text:p>
          </table:table-cell>
          <table:table-cell table:formula="of:=[EimerMass.A39]*3.14/12*([EimerMass.B39]*[EimerMass.B39]+[EimerMass.B39]*[EimerMass.$B$2]+[EimerMass.$B$2]*[EimerMass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EimerMass.$B$1]-[EimerMass.$B$2])/2*[EimerMass.D39]/[EimerMass.$B$3]*2+[EimerMass.$B$2]" office:value-type="float" office:value="30.0064724919094" calcext:value-type="float">
            <text:p>30,0064724919094</text:p>
          </table:table-cell>
          <table:table-cell table:formula="of:=[EimerMass.D39]*3.14/12*([EimerMass.E39]*[EimerMass.E39]+[EimerMass.E39]*[EimerMass.$B$2]+[EimerMass.$B$2]*[EimerMass.$B$2])/1000" office:value-type="float" office:value="10.2392336219073" calcext:value-type="float">
            <text:p>10,239233621907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([EimerMass.$B$1]-[EimerMass.$B$2])/2*[EimerMass.D40]/[EimerMass.$B$3]*2+[EimerMass.$B$2]" office:value-type="float" office:value="30.0711974110032" calcext:value-type="float">
            <text:p>30,0711974110032</text:p>
          </table:table-cell>
          <table:table-cell table:formula="of:=[EimerMass.D40]*3.14/12*([EimerMass.E40]*[EimerMass.E40]+[EimerMass.E40]*[EimerMass.$B$2]+[EimerMass.$B$2]*[EimerMass.$B$2])/1000" office:value-type="float" office:value="10.5933989139899" calcext:value-type="float">
            <text:p>10,593398913989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EimerMass.$B$1]-[EimerMass.$B$2])/2*[EimerMass.D41]/[EimerMass.$B$3]*2+[EimerMass.$B$2]" office:value-type="float" office:value="30.1359223300971" calcext:value-type="float">
            <text:p>30,1359223300971</text:p>
          </table:table-cell>
          <table:table-cell table:formula="of:=[EimerMass.D41]*3.14/12*([EimerMass.E41]*[EimerMass.E41]+[EimerMass.E41]*[EimerMass.$B$2]+[EimerMass.$B$2]*[EimerMass.$B$2])/1000" office:value-type="float" office:value="10.9490920953907" calcext:value-type="float">
            <text:p>10,9490920953907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([EimerMass.$B$1]-[EimerMass.$B$2])/2*[EimerMass.D42]/[EimerMass.$B$3]*2+[EimerMass.$B$2]" office:value-type="float" office:value="30.2006472491909" calcext:value-type="float">
            <text:p>30,2006472491909</text:p>
          </table:table-cell>
          <table:table-cell table:formula="of:=[EimerMass.D42]*3.14/12*([EimerMass.E42]*[EimerMass.E42]+[EimerMass.E42]*[EimerMass.$B$2]+[EimerMass.$B$2]*[EimerMass.$B$2])/1000" office:value-type="float" office:value="11.3063164547222" calcext:value-type="float">
            <text:p>11,306316454722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EimerMass.$B$1]-[EimerMass.$B$2])/2*[EimerMass.D43]/[EimerMass.$B$3]*2+[EimerMass.$B$2]" office:value-type="float" office:value="30.2653721682848" calcext:value-type="float">
            <text:p>30,2653721682848</text:p>
          </table:table-cell>
          <table:table-cell table:formula="of:=[EimerMass.D43]*3.14/12*([EimerMass.E43]*[EimerMass.E43]+[EimerMass.E43]*[EimerMass.$B$2]+[EimerMass.$B$2]*[EimerMass.$B$2])/1000" office:value-type="float" office:value="11.6650752805968" calcext:value-type="float">
            <text:p>11,665075280596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([EimerMass.$B$1]-[EimerMass.$B$2])/2*[EimerMass.D44]/[EimerMass.$B$3]*2+[EimerMass.$B$2]" office:value-type="float" office:value="30.3300970873786" calcext:value-type="float">
            <text:p>30,3300970873786</text:p>
          </table:table-cell>
          <table:table-cell table:formula="of:=[EimerMass.D44]*3.14/12*([EimerMass.E44]*[EimerMass.E44]+[EimerMass.E44]*[EimerMass.$B$2]+[EimerMass.$B$2]*[EimerMass.$B$2])/1000" office:value-type="float" office:value="12.0253718616269" calcext:value-type="float">
            <text:p>12,025371861626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EimerMass.$B$1]-[EimerMass.$B$2])/2*[EimerMass.D45]/[EimerMass.$B$3]*2+[EimerMass.$B$2]" office:value-type="float" office:value="30.3948220064725" calcext:value-type="float">
            <text:p>30,3948220064725</text:p>
          </table:table-cell>
          <table:table-cell table:formula="of:=[EimerMass.D45]*3.14/12*([EimerMass.E45]*[EimerMass.E45]+[EimerMass.E45]*[EimerMass.$B$2]+[EimerMass.$B$2]*[EimerMass.$B$2])/1000" office:value-type="float" office:value="12.3872094864249" calcext:value-type="float">
            <text:p>12,387209486424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([EimerMass.$B$1]-[EimerMass.$B$2])/2*[EimerMass.D46]/[EimerMass.$B$3]*2+[EimerMass.$B$2]" office:value-type="float" office:value="30.4595469255663" calcext:value-type="float">
            <text:p>30,4595469255663</text:p>
          </table:table-cell>
          <table:table-cell table:formula="of:=[EimerMass.D46]*3.14/12*([EimerMass.E46]*[EimerMass.E46]+[EimerMass.E46]*[EimerMass.$B$2]+[EimerMass.$B$2]*[EimerMass.$B$2])/1000" office:value-type="float" office:value="12.7505914436031" calcext:value-type="float">
            <text:p>12,750591443603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EimerMass.$B$1]-[EimerMass.$B$2])/2*[EimerMass.D47]/[EimerMass.$B$3]*2+[EimerMass.$B$2]" office:value-type="float" office:value="30.5242718446602" calcext:value-type="float">
            <text:p>30,5242718446602</text:p>
          </table:table-cell>
          <table:table-cell table:formula="of:=[EimerMass.D47]*3.14/12*([EimerMass.E47]*[EimerMass.E47]+[EimerMass.E47]*[EimerMass.$B$2]+[EimerMass.$B$2]*[EimerMass.$B$2])/1000" office:value-type="float" office:value="13.115521021774" calcext:value-type="float">
            <text:p>13,11552102177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([EimerMass.$B$1]-[EimerMass.$B$2])/2*[EimerMass.D48]/[EimerMass.$B$3]*2+[EimerMass.$B$2]" office:value-type="float" office:value="30.588996763754" calcext:value-type="float">
            <text:p>30,588996763754</text:p>
          </table:table-cell>
          <table:table-cell table:formula="of:=[EimerMass.D48]*3.14/12*([EimerMass.E48]*[EimerMass.E48]+[EimerMass.E48]*[EimerMass.$B$2]+[EimerMass.$B$2]*[EimerMass.$B$2])/1000" office:value-type="float" office:value="13.4820015095499" calcext:value-type="float">
            <text:p>13,482001509549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EimerMass.$B$1]-[EimerMass.$B$2])/2*[EimerMass.D49]/[EimerMass.$B$3]*2+[EimerMass.$B$2]" office:value-type="float" office:value="30.6537216828479" calcext:value-type="float">
            <text:p>30,6537216828479</text:p>
          </table:table-cell>
          <table:table-cell table:formula="of:=[EimerMass.D49]*3.14/12*([EimerMass.E49]*[EimerMass.E49]+[EimerMass.E49]*[EimerMass.$B$2]+[EimerMass.$B$2]*[EimerMass.$B$2])/1000" office:value-type="float" office:value="13.8500361955433" calcext:value-type="float">
            <text:p>13,850036195543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([EimerMass.$B$1]-[EimerMass.$B$2])/2*[EimerMass.D50]/[EimerMass.$B$3]*2+[EimerMass.$B$2]" office:value-type="float" office:value="30.7184466019417" calcext:value-type="float">
            <text:p>30,7184466019417</text:p>
          </table:table-cell>
          <table:table-cell table:formula="of:=[EimerMass.D50]*3.14/12*([EimerMass.E50]*[EimerMass.E50]+[EimerMass.E50]*[EimerMass.$B$2]+[EimerMass.$B$2]*[EimerMass.$B$2])/1000" office:value-type="float" office:value="14.2196283683665" calcext:value-type="float">
            <text:p>14,219628368366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EimerMass.$B$1]-[EimerMass.$B$2])/2*[EimerMass.D51]/[EimerMass.$B$3]*2+[EimerMass.$B$2]" office:value-type="float" office:value="30.7831715210356" calcext:value-type="float">
            <text:p>30,7831715210356</text:p>
          </table:table-cell>
          <table:table-cell table:formula="of:=[EimerMass.D51]*3.14/12*([EimerMass.E51]*[EimerMass.E51]+[EimerMass.E51]*[EimerMass.$B$2]+[EimerMass.$B$2]*[EimerMass.$B$2])/1000" office:value-type="float" office:value="14.5907813166319" calcext:value-type="float">
            <text:p>14,5907813166319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([EimerMass.$B$1]-[EimerMass.$B$2])/2*[EimerMass.D52]/[EimerMass.$B$3]*2+[EimerMass.$B$2]" office:value-type="float" office:value="30.8478964401294" calcext:value-type="float">
            <text:p>30,8478964401294</text:p>
          </table:table-cell>
          <table:table-cell table:formula="of:=[EimerMass.D52]*3.14/12*([EimerMass.E52]*[EimerMass.E52]+[EimerMass.E52]*[EimerMass.$B$2]+[EimerMass.$B$2]*[EimerMass.$B$2])/1000" office:value-type="float" office:value="14.963498328952" calcext:value-type="float">
            <text:p>14,96349832895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EimerMass.$B$1]-[EimerMass.$B$2])/2*[EimerMass.D53]/[EimerMass.$B$3]*2+[EimerMass.$B$2]" office:value-type="float" office:value="30.9126213592233" calcext:value-type="float">
            <text:p>30,9126213592233</text:p>
          </table:table-cell>
          <table:table-cell table:formula="of:=[EimerMass.D53]*3.14/12*([EimerMass.E53]*[EimerMass.E53]+[EimerMass.E53]*[EimerMass.$B$2]+[EimerMass.$B$2]*[EimerMass.$B$2])/1000" office:value-type="float" office:value="15.3377826939391" calcext:value-type="float">
            <text:p>15,337782693939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([EimerMass.$B$1]-[EimerMass.$B$2])/2*[EimerMass.D54]/[EimerMass.$B$3]*2+[EimerMass.$B$2]" office:value-type="float" office:value="30.9773462783172" calcext:value-type="float">
            <text:p>30,9773462783172</text:p>
          </table:table-cell>
          <table:table-cell table:formula="of:=[EimerMass.D54]*3.14/12*([EimerMass.E54]*[EimerMass.E54]+[EimerMass.E54]*[EimerMass.$B$2]+[EimerMass.$B$2]*[EimerMass.$B$2])/1000" office:value-type="float" office:value="15.7136377002056" calcext:value-type="float">
            <text:p>15,713637700205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EimerMass.$B$1]-[EimerMass.$B$2])/2*[EimerMass.D55]/[EimerMass.$B$3]*2+[EimerMass.$B$2]" office:value-type="float" office:value="31.042071197411" calcext:value-type="float">
            <text:p>31,042071197411</text:p>
          </table:table-cell>
          <table:table-cell table:formula="of:=[EimerMass.D55]*3.14/12*([EimerMass.E55]*[EimerMass.E55]+[EimerMass.E55]*[EimerMass.$B$2]+[EimerMass.$B$2]*[EimerMass.$B$2])/1000" office:value-type="float" office:value="16.091066636364" calcext:value-type="float">
            <text:p>16,09106663636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([EimerMass.$B$1]-[EimerMass.$B$2])/2*[EimerMass.D56]/[EimerMass.$B$3]*2+[EimerMass.$B$2]" office:value-type="float" office:value="31.1067961165049" calcext:value-type="float">
            <text:p>31,1067961165049</text:p>
          </table:table-cell>
          <table:table-cell table:formula="of:=[EimerMass.D56]*3.14/12*([EimerMass.E56]*[EimerMass.E56]+[EimerMass.E56]*[EimerMass.$B$2]+[EimerMass.$B$2]*[EimerMass.$B$2])/1000" office:value-type="float" office:value="16.4700727910265" calcext:value-type="float">
            <text:p>16,470072791026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EimerMass.$B$1]-[EimerMass.$B$2])/2*[EimerMass.D57]/[EimerMass.$B$3]*2+[EimerMass.$B$2]" office:value-type="float" office:value="31.1715210355987" calcext:value-type="float">
            <text:p>31,1715210355987</text:p>
          </table:table-cell>
          <table:table-cell table:formula="of:=[EimerMass.D57]*3.14/12*([EimerMass.E57]*[EimerMass.E57]+[EimerMass.E57]*[EimerMass.$B$2]+[EimerMass.$B$2]*[EimerMass.$B$2])/1000" office:value-type="float" office:value="16.8506594528056" calcext:value-type="float">
            <text:p>16,850659452805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([EimerMass.$B$1]-[EimerMass.$B$2])/2*[EimerMass.D58]/[EimerMass.$B$3]*2+[EimerMass.$B$2]" office:value-type="float" office:value="31.2362459546926" calcext:value-type="float">
            <text:p>31,2362459546926</text:p>
          </table:table-cell>
          <table:table-cell table:formula="of:=[EimerMass.D58]*3.14/12*([EimerMass.E58]*[EimerMass.E58]+[EimerMass.E58]*[EimerMass.$B$2]+[EimerMass.$B$2]*[EimerMass.$B$2])/1000" office:value-type="float" office:value="17.2328299103137" calcext:value-type="float">
            <text:p>17,2328299103137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EimerMass.$B$1]-[EimerMass.$B$2])/2*[EimerMass.D59]/[EimerMass.$B$3]*2+[EimerMass.$B$2]" office:value-type="float" office:value="31.3009708737864" calcext:value-type="float">
            <text:p>31,3009708737864</text:p>
          </table:table-cell>
          <table:table-cell table:formula="of:=[EimerMass.D59]*3.14/12*([EimerMass.E59]*[EimerMass.E59]+[EimerMass.E59]*[EimerMass.$B$2]+[EimerMass.$B$2]*[EimerMass.$B$2])/1000" office:value-type="float" office:value="17.6165874521633" calcext:value-type="float">
            <text:p>17,616587452163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([EimerMass.$B$1]-[EimerMass.$B$2])/2*[EimerMass.D60]/[EimerMass.$B$3]*2+[EimerMass.$B$2]" office:value-type="float" office:value="31.3656957928803" calcext:value-type="float">
            <text:p>31,3656957928803</text:p>
          </table:table-cell>
          <table:table-cell table:formula="of:=[EimerMass.D60]*3.14/12*([EimerMass.E60]*[EimerMass.E60]+[EimerMass.E60]*[EimerMass.$B$2]+[EimerMass.$B$2]*[EimerMass.$B$2])/1000" office:value-type="float" office:value="18.0019353669666" calcext:value-type="float">
            <text:p>18,001935366966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EimerMass.$B$1]-[EimerMass.$B$2])/2*[EimerMass.D61]/[EimerMass.$B$3]*2+[EimerMass.$B$2]" office:value-type="float" office:value="31.4304207119741" calcext:value-type="float">
            <text:p>31,4304207119741</text:p>
          </table:table-cell>
          <table:table-cell table:formula="of:=[EimerMass.D61]*3.14/12*([EimerMass.E61]*[EimerMass.E61]+[EimerMass.E61]*[EimerMass.$B$2]+[EimerMass.$B$2]*[EimerMass.$B$2])/1000" office:value-type="float" office:value="18.388876943336" calcext:value-type="float">
            <text:p>18,38887694333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([EimerMass.$B$1]-[EimerMass.$B$2])/2*[EimerMass.D62]/[EimerMass.$B$3]*2+[EimerMass.$B$2]" office:value-type="float" office:value="31.495145631068" calcext:value-type="float">
            <text:p>31,495145631068</text:p>
          </table:table-cell>
          <table:table-cell table:formula="of:=[EimerMass.D62]*3.14/12*([EimerMass.E62]*[EimerMass.E62]+[EimerMass.E62]*[EimerMass.$B$2]+[EimerMass.$B$2]*[EimerMass.$B$2])/1000" office:value-type="float" office:value="18.7774154698841" calcext:value-type="float">
            <text:p>18,777415469884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EimerMass.$B$1]-[EimerMass.$B$2])/2*[EimerMass.D63]/[EimerMass.$B$3]*2+[EimerMass.$B$2]" office:value-type="float" office:value="31.5598705501618" calcext:value-type="float">
            <text:p>31,5598705501618</text:p>
          </table:table-cell>
          <table:table-cell table:formula="of:=[EimerMass.D63]*3.14/12*([EimerMass.E63]*[EimerMass.E63]+[EimerMass.E63]*[EimerMass.$B$2]+[EimerMass.$B$2]*[EimerMass.$B$2])/1000" office:value-type="float" office:value="19.1675542352231" calcext:value-type="float">
            <text:p>19,167554235223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([EimerMass.$B$1]-[EimerMass.$B$2])/2*[EimerMass.D64]/[EimerMass.$B$3]*2+[EimerMass.$B$2]" office:value-type="float" office:value="31.6245954692557" calcext:value-type="float">
            <text:p>31,6245954692557</text:p>
          </table:table-cell>
          <table:table-cell table:formula="of:=[EimerMass.D64]*3.14/12*([EimerMass.E64]*[EimerMass.E64]+[EimerMass.E64]*[EimerMass.$B$2]+[EimerMass.$B$2]*[EimerMass.$B$2])/1000" office:value-type="float" office:value="19.5592965279654" calcext:value-type="float">
            <text:p>19,559296527965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EimerMass.$B$1]-[EimerMass.$B$2])/2*[EimerMass.D65]/[EimerMass.$B$3]*2+[EimerMass.$B$2]" office:value-type="float" office:value="31.6893203883495" calcext:value-type="float">
            <text:p>31,6893203883495</text:p>
          </table:table-cell>
          <table:table-cell table:formula="of:=[EimerMass.D65]*3.14/12*([EimerMass.E65]*[EimerMass.E65]+[EimerMass.E65]*[EimerMass.$B$2]+[EimerMass.$B$2]*[EimerMass.$B$2])/1000" office:value-type="float" office:value="19.9526456367235" calcext:value-type="float">
            <text:p>19,952645636723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([EimerMass.$B$1]-[EimerMass.$B$2])/2*[EimerMass.D66]/[EimerMass.$B$3]*2+[EimerMass.$B$2]" office:value-type="float" office:value="31.7540453074434" calcext:value-type="float">
            <text:p>31,7540453074434</text:p>
          </table:table-cell>
          <table:table-cell table:formula="of:=[EimerMass.D66]*3.14/12*([EimerMass.E66]*[EimerMass.E66]+[EimerMass.E66]*[EimerMass.$B$2]+[EimerMass.$B$2]*[EimerMass.$B$2])/1000" office:value-type="float" office:value="20.3476048501098" calcext:value-type="float">
            <text:p>20,347604850109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EimerMass.$B$1]-[EimerMass.$B$2])/2*[EimerMass.D67]/[EimerMass.$B$3]*2+[EimerMass.$B$2]" office:value-type="float" office:value="31.8187702265372" calcext:value-type="float">
            <text:p>31,8187702265372</text:p>
          </table:table-cell>
          <table:table-cell table:formula="of:=[EimerMass.D67]*3.14/12*([EimerMass.E67]*[EimerMass.E67]+[EimerMass.E67]*[EimerMass.$B$2]+[EimerMass.$B$2]*[EimerMass.$B$2])/1000" office:value-type="float" office:value="20.7441774567366" calcext:value-type="float">
            <text:p>20,7441774567366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([EimerMass.$B$1]-[EimerMass.$B$2])/2*[EimerMass.D68]/[EimerMass.$B$3]*2+[EimerMass.$B$2]" office:value-type="float" office:value="31.8834951456311" calcext:value-type="float">
            <text:p>31,8834951456311</text:p>
          </table:table-cell>
          <table:table-cell table:formula="of:=[EimerMass.D68]*3.14/12*([EimerMass.E68]*[EimerMass.E68]+[EimerMass.E68]*[EimerMass.$B$2]+[EimerMass.$B$2]*[EimerMass.$B$2])/1000" office:value-type="float" office:value="21.1423667452163" calcext:value-type="float">
            <text:p>21,1423667452163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EimerMass.$B$1]-[EimerMass.$B$2])/2*[EimerMass.D69]/[EimerMass.$B$3]*2+[EimerMass.$B$2]" office:value-type="float" office:value="31.9482200647249" calcext:value-type="float">
            <text:p>31,9482200647249</text:p>
          </table:table-cell>
          <table:table-cell table:formula="of:=[EimerMass.D69]*3.14/12*([EimerMass.E69]*[EimerMass.E69]+[EimerMass.E69]*[EimerMass.$B$2]+[EimerMass.$B$2]*[EimerMass.$B$2])/1000" office:value-type="float" office:value="21.5421760041614" calcext:value-type="float">
            <text:p>21,542176004161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([EimerMass.$B$1]-[EimerMass.$B$2])/2*[EimerMass.D70]/[EimerMass.$B$3]*2+[EimerMass.$B$2]" office:value-type="float" office:value="32.0129449838188" calcext:value-type="float">
            <text:p>32,0129449838188</text:p>
          </table:table-cell>
          <table:table-cell table:formula="of:=[EimerMass.D70]*3.14/12*([EimerMass.E70]*[EimerMass.E70]+[EimerMass.E70]*[EimerMass.$B$2]+[EimerMass.$B$2]*[EimerMass.$B$2])/1000" office:value-type="float" office:value="21.9436085221842" calcext:value-type="float">
            <text:p>21,9436085221842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EimerMass.$B$1]-[EimerMass.$B$2])/2*[EimerMass.D71]/[EimerMass.$B$3]*2+[EimerMass.$B$2]" office:value-type="float" office:value="32.0776699029126" calcext:value-type="float">
            <text:p>32,0776699029126</text:p>
          </table:table-cell>
          <table:table-cell table:formula="of:=[EimerMass.D71]*3.14/12*([EimerMass.E71]*[EimerMass.E71]+[EimerMass.E71]*[EimerMass.$B$2]+[EimerMass.$B$2]*[EimerMass.$B$2])/1000" office:value-type="float" office:value="22.3466675878971" calcext:value-type="float">
            <text:p>22,3466675878971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([EimerMass.$B$1]-[EimerMass.$B$2])/2*[EimerMass.D72]/[EimerMass.$B$3]*2+[EimerMass.$B$2]" office:value-type="float" office:value="32.1423948220065" calcext:value-type="float">
            <text:p>32,1423948220065</text:p>
          </table:table-cell>
          <table:table-cell table:formula="of:=[EimerMass.D72]*3.14/12*([EimerMass.E72]*[EimerMass.E72]+[EimerMass.E72]*[EimerMass.$B$2]+[EimerMass.$B$2]*[EimerMass.$B$2])/1000" office:value-type="float" office:value="22.7513564899125" calcext:value-type="float">
            <text:p>22,7513564899125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EimerMass.$B$1]-[EimerMass.$B$2])/2*[EimerMass.D73]/[EimerMass.$B$3]*2+[EimerMass.$B$2]" office:value-type="float" office:value="32.2071197411003" calcext:value-type="float">
            <text:p>32,2071197411003</text:p>
          </table:table-cell>
          <table:table-cell table:formula="of:=[EimerMass.D73]*3.14/12*([EimerMass.E73]*[EimerMass.E73]+[EimerMass.E73]*[EimerMass.$B$2]+[EimerMass.$B$2]*[EimerMass.$B$2])/1000" office:value-type="float" office:value="23.1576785168428" calcext:value-type="float">
            <text:p>23,1576785168428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([EimerMass.$B$1]-[EimerMass.$B$2])/2*[EimerMass.D74]/[EimerMass.$B$3]*2+[EimerMass.$B$2]" office:value-type="float" office:value="32.2718446601942" calcext:value-type="float">
            <text:p>32,2718446601942</text:p>
          </table:table-cell>
          <table:table-cell table:formula="of:=[EimerMass.D74]*3.14/12*([EimerMass.E74]*[EimerMass.E74]+[EimerMass.E74]*[EimerMass.$B$2]+[EimerMass.$B$2]*[EimerMass.$B$2])/1000" office:value-type="float" office:value="23.5656369573004" calcext:value-type="float">
            <text:p>23,5656369573004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EimerMass.$B$1]-[EimerMass.$B$2])/2*[EimerMass.D75]/[EimerMass.$B$3]*2+[EimerMass.$B$2]" office:value-type="float" office:value="32.336569579288" calcext:value-type="float">
            <text:p>32,336569579288</text:p>
          </table:table-cell>
          <table:table-cell table:formula="of:=[EimerMass.D75]*3.14/12*([EimerMass.E75]*[EimerMass.E75]+[EimerMass.E75]*[EimerMass.$B$2]+[EimerMass.$B$2]*[EimerMass.$B$2])/1000" office:value-type="float" office:value="23.9752350998977" calcext:value-type="float">
            <text:p>23,9752350998977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3">
          <table:table-cell/>
          <table:table-cell table:style-name="ce10" office:value-type="string" calcext:value-type="string">
            <text:p>Gemessene Temp. (°C) / </text:p>
            <text:p>Stw. (°P) </text:p>
          </table:table-cell>
          <table:table-cell table:style-name="ce10" office:value-type="string" calcext:value-type="string">
            <text:p>5°C</text:p>
          </table:table-cell>
          <table:table-cell table:style-name="ce10" office:value-type="string" calcext:value-type="string">
            <text:p>10°C</text:p>
          </table:table-cell>
          <table:table-cell table:style-name="ce10" office:value-type="string" calcext:value-type="string">
            <text:p>15°C</text:p>
          </table:table-cell>
          <table:table-cell table:style-name="ce10" office:value-type="string" calcext:value-type="string">
            <text:p>20°C</text:p>
          </table:table-cell>
          <table:table-cell table:style-name="ce10" office:value-type="string" calcext:value-type="string">
            <text:p>25°C</text:p>
          </table:table-cell>
          <table:table-cell table:style-name="ce10" office:value-type="string" calcext:value-type="string">
            <text:p>30°C</text:p>
          </table:table-cell>
          <table:table-cell table:style-name="ce10" office:value-type="string" calcext:value-type="string">
            <text:p>35°C</text:p>
          </table:table-cell>
          <table:table-cell table:style-name="ce10" office:value-type="string" calcext:value-type="string">
            <text:p>40°C</text:p>
          </table:table-cell>
          <table:table-cell table:style-name="ce10" office:value-type="string" calcext:value-type="string">
            <text:p>45°C</text:p>
          </table:table-cell>
          <table:table-cell table:style-name="ce10" office:value-type="string" calcext:value-type="string">
            <text:p>50°C</text:p>
          </table:table-cell>
          <table:table-cell table:style-name="ce10" office:value-type="string" calcext:value-type="string">
            <text:p>55°C</text:p>
          </table:table-cell>
          <table:table-cell table:style-name="ce10" office:value-type="string" calcext:value-type="string">
            <text:p>60°C</text:p>
          </table:table-cell>
          <table:table-cell table:style-name="ce10" office:value-type="string" calcext:value-type="string">
            <text:p>65°C</text:p>
          </table:table-cell>
          <table:table-cell table:style-name="ce10" office:value-type="string" calcext:value-type="string">
            <text:p>70°C</text:p>
          </table:table-cell>
          <table:table-cell table:style-name="ce10" office:value-type="string" calcext:value-type="string">
            <text:p>75°C</text:p>
          </table:table-cell>
          <table:table-cell table:style-name="ce10" office:value-type="string" calcext:value-type="string">
            <text:p>80°C</text:p>
          </table:table-cell>
          <table:table-cell table:style-name="ce10" office:value-type="string" calcext:value-type="string">
            <text:p>85°C</text:p>
          </table:table-cell>
          <table:table-cell table:style-name="ce10" office:value-type="string" calcext:value-type="string">
            <text:p>90°C</text:p>
          </table:table-cell>
          <table:table-cell table:style-name="ce10" office:value-type="string" calcext:value-type="string">
            <text:p>95°C</text:p>
          </table:table-cell>
        </table:table-row>
        <table:table-row table:style-name="ro1">
          <table:table-cell/>
          <table:table-cell table:style-name="ce4" office:value-type="string" calcext:value-type="string">
            <text:p>0°P</text:p>
          </table:table-cell>
          <table:table-cell table:style-name="ce4" office:value-type="float" office:value="-0.48" calcext:value-type="float">
            <text:p>-0,48</text:p>
          </table:table-cell>
          <table:table-cell table:style-name="ce4" office:value-type="float" office:value="-0.38" calcext:value-type="float">
            <text:p>-0,38</text:p>
          </table:table-cell>
          <table:table-cell table:style-name="ce4" office:value-type="float" office:value="-0.23" calcext:value-type="float">
            <text:p>-0,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66" calcext:value-type="float">
            <text:p>0,66</text:p>
          </table:table-cell>
          <table:table-cell table:style-name="ce4" office:value-type="float" office:value="1.09" calcext:value-type="float">
            <text:p>1,09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2.09" calcext:value-type="float">
            <text:p>2,09</text:p>
          </table:table-cell>
          <table:table-cell table:style-name="ce4" office:value-type="float" office:value="2.67" calcext:value-type="float">
            <text:p>2,67</text:p>
          </table:table-cell>
          <table:table-cell table:style-name="ce4" office:value-type="float" office:value="3.29" calcext:value-type="float">
            <text:p>3,29</text:p>
          </table:table-cell>
          <table:table-cell table:style-name="ce4" office:value-type="float" office:value="3.94" calcext:value-type="float">
            <text:p>3,94</text:p>
          </table:table-cell>
          <table:table-cell table:style-name="ce4" office:value-type="float" office:value="4.63" calcext:value-type="float">
            <text:p>4,63</text:p>
          </table:table-cell>
          <table:table-cell table:style-name="ce4" office:value-type="float" office:value="5.36" calcext:value-type="float">
            <text:p>5,36</text:p>
          </table:table-cell>
          <table:table-cell table:style-name="ce4" office:value-type="float" office:value="6.12" calcext:value-type="float">
            <text:p>6,12</text:p>
          </table:table-cell>
          <table:table-cell table:style-name="ce4" office:value-type="float" office:value="6.91" calcext:value-type="float">
            <text:p>6,91</text:p>
          </table:table-cell>
          <table:table-cell table:style-name="ce4" office:value-type="float" office:value="7.74" calcext:value-type="float">
            <text:p>7,74</text:p>
          </table:table-cell>
          <table:table-cell table:style-name="ce4" office:value-type="float" office:value="8.59" calcext:value-type="float">
            <text:p>8,59</text:p>
          </table:table-cell>
          <table:table-cell table:style-name="ce4" office:value-type="float" office:value="9.46" calcext:value-type="float">
            <text:p>9,46</text:p>
          </table:table-cell>
        </table:table-row>
        <table:table-row table:style-name="ro1">
          <table:table-cell/>
          <table:table-cell table:style-name="ce4" office:value-type="string" calcext:value-type="string">
            <text:p>1°P</text:p>
          </table:table-cell>
          <table:table-cell table:style-name="ce4" office:value-type="float" office:value="0.51" calcext:value-type="float">
            <text:p>0,51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77" calcext:value-type="float">
            <text:p>0,7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67" calcext:value-type="float">
            <text:p>1,67</text:p>
          </table:table-cell>
          <table:table-cell table:style-name="ce4" office:value-type="float" office:value="2.09" calcext:value-type="float">
            <text:p>2,09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4.29" calcext:value-type="float">
            <text:p>4,29</text:p>
          </table:table-cell>
          <table:table-cell table:style-name="ce4" office:value-type="float" office:value="4.94" calcext:value-type="float">
            <text:p>4,94</text:p>
          </table:table-cell>
          <table:table-cell table:style-name="ce4" office:value-type="float" office:value="5.63" calcext:value-type="float">
            <text:p>5,63</text:p>
          </table:table-cell>
          <table:table-cell table:style-name="ce4" office:value-type="float" office:value="6.35" calcext:value-type="float">
            <text:p>6,35</text:p>
          </table:table-cell>
          <table:table-cell table:style-name="ce4" office:value-type="float" office:value="7.11" calcext:value-type="float">
            <text:p>7,11</text:p>
          </table:table-cell>
          <table:table-cell table:style-name="ce4" office:value-type="float" office:value="7.89" calcext:value-type="float">
            <text:p>7,89</text:p>
          </table:table-cell>
          <table:table-cell table:style-name="ce4" office:value-type="float" office:value="8.82" calcext:value-type="float">
            <text:p>8,82</text:p>
          </table:table-cell>
          <table:table-cell table:style-name="ce4" office:value-type="float" office:value="9.56" calcext:value-type="float">
            <text:p>9,56</text:p>
          </table:table-cell>
          <table:table-cell table:style-name="ce4" office:value-type="float" office:value="10.43" calcext:value-type="float">
            <text:p>10,43</text:p>
          </table:table-cell>
        </table:table-row>
        <table:table-row table:style-name="ro1">
          <table:table-cell/>
          <table:table-cell table:style-name="ce4" office:value-type="string" calcext:value-type="string">
            <text:p>2°P</text:p>
          </table:table-cell>
          <table:table-cell table:style-name="ce4" office:value-type="float" office:value="1.49" calcext:value-type="float">
            <text:p>1,49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1.76" calcext:value-type="float">
            <text:p>1,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2.67" calcext:value-type="float">
            <text:p>2,67</text:p>
          </table:table-cell>
          <table:table-cell table:style-name="ce4" office:value-type="float" office:value="3.09" calcext:value-type="float">
            <text:p>3,09</text:p>
          </table:table-cell>
          <table:table-cell table:style-name="ce4" office:value-type="float" office:value="3.56" calcext:value-type="float">
            <text:p>3,56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4.68" calcext:value-type="float">
            <text:p>4,68</text:p>
          </table:table-cell>
          <table:table-cell table:style-name="ce4" office:value-type="float" office:value="5.29" calcext:value-type="float">
            <text:p>5,29</text:p>
          </table:table-cell>
          <table:table-cell table:style-name="ce4" office:value-type="float" office:value="5.94" calcext:value-type="float">
            <text:p>5,94</text:p>
          </table:table-cell>
          <table:table-cell table:style-name="ce4" office:value-type="float" office:value="6.62" calcext:value-type="float">
            <text:p>6,62</text:p>
          </table:table-cell>
          <table:table-cell table:style-name="ce4" office:value-type="float" office:value="7.34" calcext:value-type="float">
            <text:p>7,34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88" calcext:value-type="float">
            <text:p>8,88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10.54" calcext:value-type="float">
            <text:p>10,54</text:p>
          </table:table-cell>
          <table:table-cell table:style-name="ce4" office:value-type="float" office:value="11.41" calcext:value-type="float">
            <text:p>11,41</text:p>
          </table:table-cell>
        </table:table-row>
        <table:table-row table:style-name="ro1">
          <table:table-cell/>
          <table:table-cell table:style-name="ce4" office:value-type="string" calcext:value-type="string">
            <text:p>3°P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2.58" calcext:value-type="float">
            <text:p>2,58</text:p>
          </table:table-cell>
          <table:table-cell table:style-name="ce4" office:value-type="float" office:value="2.76" calcext:value-type="float">
            <text:p>2,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31" calcext:value-type="float">
            <text:p>3,31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4.09" calcext:value-type="float">
            <text:p>4,09</text:p>
          </table:table-cell>
          <table:table-cell table:style-name="ce4" office:value-type="float" office:value="4.56" calcext:value-type="float">
            <text:p>4,56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5.68" calcext:value-type="float">
            <text:p>5,68</text:p>
          </table:table-cell>
          <table:table-cell table:style-name="ce4" office:value-type="float" office:value="6.29" calcext:value-type="float">
            <text:p>6,29</text:p>
          </table:table-cell>
          <table:table-cell table:style-name="ce4" office:value-type="float" office:value="6.93" calcext:value-type="float">
            <text:p>6,93</text:p>
          </table:table-cell>
          <table:table-cell table:style-name="ce4" office:value-type="float" office:value="7.62" calcext:value-type="float">
            <text:p>7,62</text:p>
          </table:table-cell>
          <table:table-cell table:style-name="ce4" office:value-type="float" office:value="8.34" calcext:value-type="float">
            <text:p>8,34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9.87" calcext:value-type="float">
            <text:p>9,87</text:p>
          </table:table-cell>
          <table:table-cell table:style-name="ce4" office:value-type="float" office:value="10.68" calcext:value-type="float">
            <text:p>10,68</text:p>
          </table:table-cell>
          <table:table-cell table:style-name="ce4" office:value-type="float" office:value="11.52" calcext:value-type="float">
            <text:p>11,52</text:p>
          </table:table-cell>
          <table:table-cell table:style-name="ce4" office:value-type="float" office:value="12.38" calcext:value-type="float">
            <text:p>12,38</text:p>
          </table:table-cell>
        </table:table-row>
        <table:table-row table:style-name="ro1">
          <table:table-cell/>
          <table:table-cell table:style-name="ce4" office:value-type="string" calcext:value-type="string">
            <text:p>4°P</text:p>
          </table:table-cell>
          <table:table-cell table:style-name="ce4" office:value-type="float" office:value="3.46" calcext:value-type="float">
            <text:p>3,46</text:p>
          </table:table-cell>
          <table:table-cell table:style-name="ce4" office:value-type="float" office:value="3.57" calcext:value-type="float">
            <text:p>3,57</text:p>
          </table:table-cell>
          <table:table-cell table:style-name="ce4" office:value-type="float" office:value="3.75" calcext:value-type="float">
            <text:p>3,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31" calcext:value-type="float">
            <text:p>4,31</text:p>
          </table:table-cell>
          <table:table-cell table:style-name="ce4" office:value-type="float" office:value="4.68" calcext:value-type="float">
            <text:p>4,68</text:p>
          </table:table-cell>
          <table:table-cell table:style-name="ce4" office:value-type="float" office:value="5.09" calcext:value-type="float">
            <text:p>5,09</text:p>
          </table:table-cell>
          <table:table-cell table:style-name="ce4" office:value-type="float" office:value="5.56" calcext:value-type="float">
            <text:p>5,56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6.69" calcext:value-type="float">
            <text:p>6,69</text:p>
          </table:table-cell>
          <table:table-cell table:style-name="ce4" office:value-type="float" office:value="7.29" calcext:value-type="float">
            <text:p>7,29</text:p>
          </table:table-cell>
          <table:table-cell table:style-name="ce4" office:value-type="float" office:value="7.93" calcext:value-type="float">
            <text:p>7,93</text:p>
          </table:table-cell>
          <table:table-cell table:style-name="ce4" office:value-type="float" office:value="8.61" calcext:value-type="float">
            <text:p>8,61</text:p>
          </table:table-cell>
          <table:table-cell table:style-name="ce4" office:value-type="float" office:value="9.33" calcext:value-type="float">
            <text:p>9,33</text:p>
          </table:table-cell>
          <table:table-cell table:style-name="ce4" office:value-type="float" office:value="10.08" calcext:value-type="float">
            <text:p>10,08</text:p>
          </table:table-cell>
          <table:table-cell table:style-name="ce4" office:value-type="float" office:value="10.86" calcext:value-type="float">
            <text:p>10,86</text:p>
          </table:table-cell>
          <table:table-cell table:style-name="ce4" office:value-type="float" office:value="11.67" calcext:value-type="float">
            <text:p>11,67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.36" calcext:value-type="float">
            <text:p>13,36</text:p>
          </table:table-cell>
        </table:table-row>
        <table:table-row table:style-name="ro1">
          <table:table-cell/>
          <table:table-cell table:style-name="ce4" office:value-type="string" calcext:value-type="string">
            <text:p>5°P</text:p>
          </table:table-cell>
          <table:table-cell table:style-name="ce4" office:value-type="float" office:value="4.43" calcext:value-type="float">
            <text:p>4,43</text:p>
          </table:table-cell>
          <table:table-cell table:style-name="ce4" office:value-type="float" office:value="4.56" calcext:value-type="float">
            <text:p>4,56</text:p>
          </table:table-cell>
          <table:table-cell table:style-name="ce4" office:value-type="float" office:value="4.75" calcext:value-type="float">
            <text:p>4,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31" calcext:value-type="float">
            <text:p>5,31</text:p>
          </table:table-cell>
          <table:table-cell table:style-name="ce4" office:value-type="float" office:value="5.68" calcext:value-type="float">
            <text:p>5,68</text:p>
          </table:table-cell>
          <table:table-cell table:style-name="ce4" office:value-type="float" office:value="6.09" calcext:value-type="float">
            <text:p>6,09</text:p>
          </table:table-cell>
          <table:table-cell table:style-name="ce4" office:value-type="float" office:value="6.57" calcext:value-type="float">
            <text:p>6,57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7.69" calcext:value-type="float">
            <text:p>7,69</text:p>
          </table:table-cell>
          <table:table-cell table:style-name="ce4" office:value-type="float" office:value="8.29" calcext:value-type="float">
            <text:p>8,29</text:p>
          </table:table-cell>
          <table:table-cell table:style-name="ce4" office:value-type="float" office:value="8.93" calcext:value-type="float">
            <text:p>8,93</text:p>
          </table:table-cell>
          <table:table-cell table:style-name="ce4" office:value-type="float" office:value="9.61" calcext:value-type="float">
            <text:p>9,61</text:p>
          </table:table-cell>
          <table:table-cell table:style-name="ce4" office:value-type="float" office:value="10.33" calcext:value-type="float">
            <text:p>10,33</text:p>
          </table:table-cell>
          <table:table-cell table:style-name="ce4" office:value-type="float" office:value="11.07" calcext:value-type="float">
            <text:p>11,07</text:p>
          </table:table-cell>
          <table:table-cell table:style-name="ce4" office:value-type="float" office:value="11.85" calcext:value-type="float">
            <text:p>11,85</text:p>
          </table:table-cell>
          <table:table-cell table:style-name="ce4" office:value-type="float" office:value="12.66" calcext:value-type="float">
            <text:p>12,66</text:p>
          </table:table-cell>
          <table:table-cell table:style-name="ce4" office:value-type="float" office:value="13.48" calcext:value-type="float">
            <text:p>13,48</text:p>
          </table:table-cell>
          <table:table-cell table:style-name="ce4" office:value-type="float" office:value="14.34" calcext:value-type="float">
            <text:p>14,34</text:p>
          </table:table-cell>
        </table:table-row>
        <table:table-row table:style-name="ro1">
          <table:table-cell/>
          <table:table-cell table:style-name="ce4" office:value-type="string" calcext:value-type="string">
            <text:p>6°P</text:p>
          </table:table-cell>
          <table:table-cell table:style-name="ce4" office:value-type="float" office:value="5.41" calcext:value-type="float">
            <text:p>5,41</text:p>
          </table:table-cell>
          <table:table-cell table:style-name="ce4" office:value-type="float" office:value="5.54" calcext:value-type="float">
            <text:p>5,54</text:p>
          </table:table-cell>
          <table:table-cell table:style-name="ce4" office:value-type="float" office:value="5.74" calcext:value-type="float">
            <text:p>5,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31" calcext:value-type="float">
            <text:p>6,31</text:p>
          </table:table-cell>
          <table:table-cell table:style-name="ce4" office:value-type="float" office:value="6.68" calcext:value-type="float">
            <text:p>6,68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7.57" calcext:value-type="float">
            <text:p>7,57</text:p>
          </table:table-cell>
          <table:table-cell table:style-name="ce4" office:value-type="float" office:value="8.11" calcext:value-type="float">
            <text:p>8,11</text:p>
          </table:table-cell>
          <table:table-cell table:style-name="ce4" office:value-type="float" office:value="8.69" calcext:value-type="float">
            <text:p>8,69</text:p>
          </table:table-cell>
          <table:table-cell table:style-name="ce4" office:value-type="float" office:value="9.29" calcext:value-type="float">
            <text:p>9,29</text:p>
          </table:table-cell>
          <table:table-cell table:style-name="ce4" office:value-type="float" office:value="9.93" calcext:value-type="float">
            <text:p>9,93</text:p>
          </table:table-cell>
          <table:table-cell table:style-name="ce4" office:value-type="float" office:value="10.61" calcext:value-type="float">
            <text:p>10,61</text:p>
          </table:table-cell>
          <table:table-cell table:style-name="ce4" office:value-type="float" office:value="11.32" calcext:value-type="float">
            <text:p>11,32</text:p>
          </table:table-cell>
          <table:table-cell table:style-name="ce4" office:value-type="float" office:value="12.07" calcext:value-type="float">
            <text:p>12,07</text:p>
          </table:table-cell>
          <table:table-cell table:style-name="ce4" office:value-type="float" office:value="12.85" calcext:value-type="float">
            <text:p>12,85</text:p>
          </table:table-cell>
          <table:table-cell table:style-name="ce4" office:value-type="float" office:value="13.64" calcext:value-type="float">
            <text:p>13,64</text:p>
          </table:table-cell>
          <table:table-cell table:style-name="ce4" office:value-type="float" office:value="14.46" calcext:value-type="float">
            <text:p>14,46</text:p>
          </table:table-cell>
          <table:table-cell table:style-name="ce4" office:value-type="float" office:value="15.31" calcext:value-type="float">
            <text:p>15,31</text:p>
          </table:table-cell>
        </table:table-row>
        <table:table-row table:style-name="ro1">
          <table:table-cell/>
          <table:table-cell table:style-name="ce4" office:value-type="string" calcext:value-type="string">
            <text:p>7°P</text:p>
          </table:table-cell>
          <table:table-cell table:style-name="ce4" office:value-type="float" office:value="6.38" calcext:value-type="float">
            <text:p>6,38</text:p>
          </table:table-cell>
          <table:table-cell table:style-name="ce4" office:value-type="float" office:value="6.53" calcext:value-type="float">
            <text:p>6,53</text:p>
          </table:table-cell>
          <table:table-cell table:style-name="ce4" office:value-type="float" office:value="6.74" calcext:value-type="float">
            <text:p>6,7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31" calcext:value-type="float">
            <text:p>7,31</text:p>
          </table:table-cell>
          <table:table-cell table:style-name="ce4" office:value-type="float" office:value="7.68" calcext:value-type="float">
            <text:p>7,68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8.57" calcext:value-type="float">
            <text:p>8,57</text:p>
          </table:table-cell>
          <table:table-cell table:style-name="ce4" office:value-type="float" office:value="9.11" calcext:value-type="float">
            <text:p>9,11</text:p>
          </table:table-cell>
          <table:table-cell table:style-name="ce4" office:value-type="float" office:value="9.69" calcext:value-type="float">
            <text:p>9,69</text:p>
          </table:table-cell>
          <table:table-cell table:style-name="ce4" office:value-type="float" office:value="10.29" calcext:value-type="float">
            <text:p>10,29</text:p>
          </table:table-cell>
          <table:table-cell table:style-name="ce4" office:value-type="float" office:value="10.93" calcext:value-type="float">
            <text:p>10,93</text:p>
          </table:table-cell>
          <table:table-cell table:style-name="ce4" office:value-type="float" office:value="11.61" calcext:value-type="float">
            <text:p>11,61</text:p>
          </table:table-cell>
          <table:table-cell table:style-name="ce4" office:value-type="float" office:value="12.32" calcext:value-type="float">
            <text:p>12,32</text:p>
          </table:table-cell>
          <table:table-cell table:style-name="ce4" office:value-type="float" office:value="13.06" calcext:value-type="float">
            <text:p>13,06</text:p>
          </table:table-cell>
          <table:table-cell table:style-name="ce4" office:value-type="float" office:value="13.84" calcext:value-type="float">
            <text:p>13,84</text:p>
          </table:table-cell>
          <table:table-cell table:style-name="ce4" office:value-type="float" office:value="14.63" calcext:value-type="float">
            <text:p>14,63</text:p>
          </table:table-cell>
          <table:table-cell table:style-name="ce4" office:value-type="float" office:value="15.45" calcext:value-type="float">
            <text:p>15,45</text:p>
          </table:table-cell>
          <table:table-cell table:style-name="ce4" office:value-type="float" office:value="16.29" calcext:value-type="float">
            <text:p>16,29</text:p>
          </table:table-cell>
        </table:table-row>
        <table:table-row table:style-name="ro1">
          <table:table-cell/>
          <table:table-cell table:style-name="ce4" office:value-type="string" calcext:value-type="string">
            <text:p>8°P</text:p>
          </table:table-cell>
          <table:table-cell table:style-name="ce4" office:value-type="float" office:value="7.35" calcext:value-type="float">
            <text:p>7,35</text:p>
          </table:table-cell>
          <table:table-cell table:style-name="ce4" office:value-type="float" office:value="7.52" calcext:value-type="float">
            <text:p>7,52</text:p>
          </table:table-cell>
          <table:table-cell table:style-name="ce4" office:value-type="float" office:value="7.73" calcext:value-type="float">
            <text:p>7,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31" calcext:value-type="float">
            <text:p>8,31</text:p>
          </table:table-cell>
          <table:table-cell table:style-name="ce4" office:value-type="float" office:value="8.68" calcext:value-type="float">
            <text:p>8,68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.58" calcext:value-type="float">
            <text:p>9,58</text:p>
          </table:table-cell>
          <table:table-cell table:style-name="ce4" office:value-type="float" office:value="10.11" calcext:value-type="float">
            <text:p>10,11</text:p>
          </table:table-cell>
          <table:table-cell table:style-name="ce4" office:value-type="float" office:value="10.69" calcext:value-type="float">
            <text:p>10,69</text:p>
          </table:table-cell>
          <table:table-cell table:style-name="ce4" office:value-type="float" office:value="11.29" calcext:value-type="float">
            <text:p>11,29</text:p>
          </table:table-cell>
          <table:table-cell table:style-name="ce4" office:value-type="float" office:value="11.94" calcext:value-type="float">
            <text:p>11,94</text:p>
          </table:table-cell>
          <table:table-cell table:style-name="ce4" office:value-type="float" office:value="12.62" calcext:value-type="float">
            <text:p>12,62</text:p>
          </table:table-cell>
          <table:table-cell table:style-name="ce4" office:value-type="float" office:value="13.32" calcext:value-type="float">
            <text:p>13,32</text:p>
          </table:table-cell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4.83" calcext:value-type="float">
            <text:p>14,83</text:p>
          </table:table-cell>
          <table:table-cell table:style-name="ce4" office:value-type="float" office:value="15.61" calcext:value-type="float">
            <text:p>15,61</text:p>
          </table:table-cell>
          <table:table-cell table:style-name="ce4" office:value-type="float" office:value="16.42" calcext:value-type="float">
            <text:p>16,42</text:p>
          </table:table-cell>
          <table:table-cell table:style-name="ce4" office:value-type="float" office:value="17.26" calcext:value-type="float">
            <text:p>17,26</text:p>
          </table:table-cell>
        </table:table-row>
        <table:table-row table:style-name="ro1">
          <table:table-cell/>
          <table:table-cell table:style-name="ce4" office:value-type="string" calcext:value-type="string">
            <text:p>9°P</text:p>
          </table:table-cell>
          <table:table-cell table:style-name="ce4" office:value-type="float" office:value="8.33" calcext:value-type="float">
            <text:p>8,33</text:p>
          </table:table-cell>
          <table:table-cell table:style-name="ce4" office:value-type="float" office:value="8.51" calcext:value-type="float">
            <text:p>8,51</text:p>
          </table:table-cell>
          <table:table-cell table:style-name="ce4" office:value-type="float" office:value="8.73" calcext:value-type="float">
            <text:p>8,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31" calcext:value-type="float">
            <text:p>9,31</text:p>
          </table:table-cell>
          <table:table-cell table:style-name="ce4" office:value-type="float" office:value="9.68" calcext:value-type="float">
            <text:p>9,68</text:p>
          </table:table-cell>
          <table:table-cell table:style-name="ce4" office:value-type="float" office:value="10.11" calcext:value-type="float">
            <text:p>10,11</text:p>
          </table:table-cell>
          <table:table-cell table:style-name="ce4" office:value-type="float" office:value="10.59" calcext:value-type="float">
            <text:p>10,59</text:p>
          </table:table-cell>
          <table:table-cell table:style-name="ce4" office:value-type="float" office:value="11.12" calcext:value-type="float">
            <text:p>11,12</text:p>
          </table:table-cell>
          <table:table-cell table:style-name="ce4" office:value-type="float" office:value="11.69" calcext:value-type="float">
            <text:p>11,69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2.95" calcext:value-type="float">
            <text:p>12,95</text:p>
          </table:table-cell>
          <table:table-cell table:style-name="ce4" office:value-type="float" office:value="13.62" calcext:value-type="float">
            <text:p>13,62</text:p>
          </table:table-cell>
          <table:table-cell table:style-name="ce4" office:value-type="float" office:value="14.32" calcext:value-type="float">
            <text:p>14,32</text:p>
          </table:table-cell>
          <table:table-cell table:style-name="ce4" office:value-type="float" office:value="15.05" calcext:value-type="float">
            <text:p>15,05</text:p>
          </table:table-cell>
          <table:table-cell table:style-name="ce4" office:value-type="float" office:value="15.82" calcext:value-type="float">
            <text:p>15,82</text:p>
          </table:table-cell>
          <table:table-cell table:style-name="ce4" office:value-type="float" office:value="16.6" calcext:value-type="float">
            <text:p>16,6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8.23" calcext:value-type="float">
            <text:p>18,23</text:p>
          </table:table-cell>
        </table:table-row>
        <table:table-row table:style-name="ro1">
          <table:table-cell/>
          <table:table-cell table:style-name="ce4" office:value-type="string" calcext:value-type="string">
            <text:p>10°P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73" calcext:value-type="float">
            <text:p>9,7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.32" calcext:value-type="float">
            <text:p>10,32</text:p>
          </table:table-cell>
          <table:table-cell table:style-name="ce4" office:value-type="float" office:value="10.68" calcext:value-type="float">
            <text:p>10,68</text:p>
          </table:table-cell>
          <table:table-cell table:style-name="ce4" office:value-type="float" office:value="11.11" calcext:value-type="float">
            <text:p>11,11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12.12" calcext:value-type="float">
            <text:p>12,12</text:p>
          </table:table-cell>
          <table:table-cell table:style-name="ce4" office:value-type="float" office:value="12.69" calcext:value-type="float">
            <text:p>12,69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13.96" calcext:value-type="float">
            <text:p>13,96</text:p>
          </table:table-cell>
          <table:table-cell table:style-name="ce4" office:value-type="float" office:value="14.62" calcext:value-type="float">
            <text:p>14,62</text:p>
          </table:table-cell>
          <table:table-cell table:style-name="ce4" office:value-type="float" office:value="15.31" calcext:value-type="float">
            <text:p>15,31</text:p>
          </table:table-cell>
          <table:table-cell table:style-name="ce4" office:value-type="float" office:value="16.04" calcext:value-type="float">
            <text:p>16,04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7.58" calcext:value-type="float">
            <text:p>17,58</text:p>
          </table:table-cell>
          <table:table-cell table:style-name="ce4" office:value-type="float" office:value="18.38" calcext:value-type="float">
            <text:p>18,38</text:p>
          </table:table-cell>
          <table:table-cell table:style-name="ce4" office:value-type="float" office:value="19.21" calcext:value-type="float">
            <text:p>19,21</text:p>
          </table:table-cell>
        </table:table-row>
        <table:table-row table:style-name="ro1">
          <table:table-cell/>
          <table:table-cell table:style-name="ce4" office:value-type="string" calcext:value-type="string">
            <text:p>11°P</text:p>
          </table:table-cell>
          <table:table-cell table:style-name="ce4" office:value-type="float" office:value="10.28" calcext:value-type="float">
            <text:p>10,28</text:p>
          </table:table-cell>
          <table:table-cell table:style-name="ce4" office:value-type="float" office:value="10.49" calcext:value-type="float">
            <text:p>10,49</text:p>
          </table:table-cell>
          <table:table-cell table:style-name="ce4" office:value-type="float" office:value="10.73" calcext:value-type="float">
            <text:p>10,7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.32" calcext:value-type="float">
            <text:p>11,32</text:p>
          </table:table-cell>
          <table:table-cell table:style-name="ce4" office:value-type="float" office:value="11.69" calcext:value-type="float">
            <text:p>11,69</text:p>
          </table:table-cell>
          <table:table-cell table:style-name="ce4" office:value-type="float" office:value="12.12" calcext:value-type="float">
            <text:p>12,12</text:p>
          </table:table-cell>
          <table:table-cell table:style-name="ce4" office:value-type="float" office:value="12.6" calcext:value-type="float">
            <text:p>12,6</text:p>
          </table:table-cell>
          <table:table-cell table:style-name="ce4" office:value-type="float" office:value="13.13" calcext:value-type="float">
            <text:p>13,13</text:p>
          </table:table-cell>
          <table:table-cell table:style-name="ce4" office:value-type="float" office:value="13.69" calcext:value-type="float">
            <text:p>13,69</text:p>
          </table:table-cell>
          <table:table-cell table:style-name="ce4" office:value-type="float" office:value="14.31" calcext:value-type="float">
            <text:p>14,31</text:p>
          </table:table-cell>
          <table:table-cell table:style-name="ce4" office:value-type="float" office:value="14.96" calcext:value-type="float">
            <text:p>14,96</text:p>
          </table:table-cell>
          <table:table-cell table:style-name="ce4" office:value-type="float" office:value="15.62" calcext:value-type="float">
            <text:p>15,62</text:p>
          </table:table-cell>
          <table:table-cell table:style-name="ce4" office:value-type="float" office:value="16.31" calcext:value-type="float">
            <text:p>16,31</text:p>
          </table:table-cell>
          <table:table-cell table:style-name="ce4" office:value-type="float" office:value="17.03" calcext:value-type="float">
            <text:p>17,03</text:p>
          </table:table-cell>
          <table:table-cell table:style-name="ce4" office:value-type="float" office:value="17.78" calcext:value-type="float">
            <text:p>17,78</text:p>
          </table:table-cell>
          <table:table-cell table:style-name="ce4" office:value-type="float" office:value="18.55" calcext:value-type="float">
            <text:p>18,55</text:p>
          </table:table-cell>
          <table:table-cell table:style-name="ce4" office:value-type="float" office:value="19.35" calcext:value-type="float">
            <text:p>19,35</text:p>
          </table:table-cell>
          <table:table-cell table:style-name="ce4" office:value-type="float" office:value="20.17" calcext:value-type="float">
            <text:p>20,17</text:p>
          </table:table-cell>
        </table:table-row>
        <table:table-row table:style-name="ro1">
          <table:table-cell/>
          <table:table-cell table:style-name="ce4" office:value-type="string" calcext:value-type="string">
            <text:p>12°P</text:p>
          </table:table-cell>
          <table:table-cell table:style-name="ce4" office:value-type="float" office:value="11.27" calcext:value-type="float">
            <text:p>11,27</text:p>
          </table:table-cell>
          <table:table-cell table:style-name="ce4" office:value-type="float" office:value="11.48" calcext:value-type="float">
            <text:p>11,48</text:p>
          </table:table-cell>
          <table:table-cell table:style-name="ce4" office:value-type="float" office:value="11.72" calcext:value-type="float">
            <text:p>11,7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.32" calcext:value-type="float">
            <text:p>12,32</text:p>
          </table:table-cell>
          <table:table-cell table:style-name="ce4" office:value-type="float" office:value="12.69" calcext:value-type="float">
            <text:p>12,69</text:p>
          </table:table-cell>
          <table:table-cell table:style-name="ce4" office:value-type="float" office:value="13.13" calcext:value-type="float">
            <text:p>13,13</text:p>
          </table:table-cell>
          <table:table-cell table:style-name="ce4" office:value-type="float" office:value="13.61" calcext:value-type="float">
            <text:p>13,61</text:p>
          </table:table-cell>
          <table:table-cell table:style-name="ce4" office:value-type="float" office:value="14.13" calcext:value-type="float">
            <text:p>14,13</text:p>
          </table:table-cell>
          <table:table-cell table:style-name="ce4" office:value-type="float" office:value="14.69" calcext:value-type="float">
            <text:p>14,69</text:p>
          </table:table-cell>
          <table:table-cell table:style-name="ce4" office:value-type="float" office:value="15.31" calcext:value-type="float">
            <text:p>15,31</text:p>
          </table:table-cell>
          <table:table-cell table:style-name="ce4" office:value-type="float" office:value="15.96" calcext:value-type="float">
            <text:p>15,96</text:p>
          </table:table-cell>
          <table:table-cell table:style-name="ce4" office:value-type="float" office:value="16.62" calcext:value-type="float">
            <text:p>16,62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8.02" calcext:value-type="float">
            <text:p>18,02</text:p>
          </table:table-cell>
          <table:table-cell table:style-name="ce4" office:value-type="float" office:value="18.76" calcext:value-type="float">
            <text:p>18,76</text:p>
          </table:table-cell>
          <table:table-cell table:style-name="ce4" office:value-type="float" office:value="19.53" calcext:value-type="float">
            <text:p>19,53</text:p>
          </table:table-cell>
          <table:table-cell table:style-name="ce4" office:value-type="float" office:value="20.33" calcext:value-type="float">
            <text:p>20,33</text:p>
          </table:table-cell>
          <table:table-cell table:style-name="ce4" office:value-type="float" office:value="21.14" calcext:value-type="float">
            <text:p>21,14</text:p>
          </table:table-cell>
        </table:table-row>
        <table:table-row table:style-name="ro1">
          <table:table-cell/>
          <table:table-cell table:style-name="ce4" office:value-type="string" calcext:value-type="string">
            <text:p>13°P</text:p>
          </table:table-cell>
          <table:table-cell table:style-name="ce4" office:value-type="float" office:value="12.26" calcext:value-type="float">
            <text:p>12,26</text:p>
          </table:table-cell>
          <table:table-cell table:style-name="ce4" office:value-type="float" office:value="12.48" calcext:value-type="float">
            <text:p>12,48</text:p>
          </table:table-cell>
          <table:table-cell table:style-name="ce4" office:value-type="float" office:value="12.72" calcext:value-type="float">
            <text:p>12,7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.32" calcext:value-type="float">
            <text:p>13,32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4.13" calcext:value-type="float">
            <text:p>14,13</text:p>
          </table:table-cell>
          <table:table-cell table:style-name="ce4" office:value-type="float" office:value="14.62" calcext:value-type="float">
            <text:p>14,62</text:p>
          </table:table-cell>
          <table:table-cell table:style-name="ce4" office:value-type="float" office:value="15.13" calcext:value-type="float">
            <text:p>15,13</text:p>
          </table:table-cell>
          <table:table-cell table:style-name="ce4" office:value-type="float" office:value="15.69" calcext:value-type="float">
            <text:p>15,69</text:p>
          </table:table-cell>
          <table:table-cell table:style-name="ce4" office:value-type="float" office:value="16.31" calcext:value-type="float">
            <text:p>16,31</text:p>
          </table:table-cell>
          <table:table-cell table:style-name="ce4" office:value-type="float" office:value="16.96" calcext:value-type="float">
            <text:p>16,96</text:p>
          </table:table-cell>
          <table:table-cell table:style-name="ce4" office:value-type="float" office:value="17.61" calcext:value-type="float">
            <text:p>17,61</text:p>
          </table:table-cell>
          <table:table-cell table:style-name="ce4" office:value-type="float" office:value="18.29" calcext:value-type="float">
            <text:p>18,29</text:p>
          </table:table-cell>
          <table:table-cell table:style-name="ce4" office:value-type="float" office:value="19.01" calcext:value-type="float">
            <text:p>19,01</text:p>
          </table:table-cell>
          <table:table-cell table:style-name="ce4" office:value-type="float" office:value="19.74" calcext:value-type="float">
            <text:p>19,74</text:p>
          </table:table-cell>
          <table:table-cell table:style-name="ce4" office:value-type="float" office:value="20.51" calcext:value-type="float">
            <text:p>20,51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2.1" calcext:value-type="float">
            <text:p>22,1</text:p>
          </table:table-cell>
        </table:table-row>
        <table:table-row table:style-name="ro1">
          <table:table-cell/>
          <table:table-cell table:style-name="ce4" office:value-type="string" calcext:value-type="string">
            <text:p>14°P</text:p>
          </table:table-cell>
          <table:table-cell table:style-name="ce4" office:value-type="float" office:value="13.25" calcext:value-type="float">
            <text:p>13,25</text:p>
          </table:table-cell>
          <table:table-cell table:style-name="ce4" office:value-type="float" office:value="13.47" calcext:value-type="float">
            <text:p>13,47</text:p>
          </table:table-cell>
          <table:table-cell table:style-name="ce4" office:value-type="float" office:value="13.72" calcext:value-type="float">
            <text:p>13,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.33" calcext:value-type="float">
            <text:p>14,33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5.14" calcext:value-type="float">
            <text:p>15,14</text:p>
          </table:table-cell>
          <table:table-cell table:style-name="ce4" office:value-type="float" office:value="15.62" calcext:value-type="float">
            <text:p>15,62</text:p>
          </table:table-cell>
          <table:table-cell table:style-name="ce4" office:value-type="float" office:value="16.14" calcext:value-type="float">
            <text:p>16,14</text:p>
          </table:table-cell>
          <table:table-cell table:style-name="ce4" office:value-type="float" office:value="16.69" calcext:value-type="float">
            <text:p>16,69</text:p>
          </table:table-cell>
          <table:table-cell table:style-name="ce4" office:value-type="float" office:value="17.31" calcext:value-type="float">
            <text:p>17,31</text:p>
          </table:table-cell>
          <table:table-cell table:style-name="ce4" office:value-type="float" office:value="17.96" calcext:value-type="float">
            <text:p>17,96</text:p>
          </table:table-cell>
          <table:table-cell table:style-name="ce4" office:value-type="float" office:value="18.61" calcext:value-type="float">
            <text:p>18,61</text:p>
          </table:table-cell>
          <table:table-cell table:style-name="ce4" office:value-type="float" office:value="19.29" calcext:value-type="float">
            <text:p>19,29</text:p>
          </table:table-cell>
          <table:table-cell table:style-name="ce4" office:value-type="float" office:value="19.99" calcext:value-type="float">
            <text:p>19,99</text:p>
          </table:table-cell>
          <table:table-cell table:style-name="ce4" office:value-type="float" office:value="20.73" calcext:value-type="float">
            <text:p>20,73</text:p>
          </table:table-cell>
          <table:table-cell table:style-name="ce4" office:value-type="float" office:value="21.49" calcext:value-type="float">
            <text:p>21,49</text:p>
          </table:table-cell>
          <table:table-cell table:style-name="ce4" office:value-type="float" office:value="22.27" calcext:value-type="float">
            <text:p>22,27</text:p>
          </table:table-cell>
          <table:table-cell table:style-name="ce4" office:value-type="float" office:value="23.06" calcext:value-type="float">
            <text:p>23,06</text:p>
          </table:table-cell>
        </table:table-row>
        <table:table-row table:style-name="ro1">
          <table:table-cell/>
          <table:table-cell table:style-name="ce4" office:value-type="string" calcext:value-type="string">
            <text:p>15°P</text:p>
          </table:table-cell>
          <table:table-cell table:style-name="ce4" office:value-type="float" office:value="14.25" calcext:value-type="float">
            <text:p>14,25</text:p>
          </table:table-cell>
          <table:table-cell table:style-name="ce4" office:value-type="float" office:value="14.47" calcext:value-type="float">
            <text:p>14,47</text:p>
          </table:table-cell>
          <table:table-cell table:style-name="ce4" office:value-type="float" office:value="14.72" calcext:value-type="float">
            <text:p>14,7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.33" calcext:value-type="float">
            <text:p>15,33</text:p>
          </table:table-cell>
          <table:table-cell table:style-name="ce4" office:value-type="float" office:value="15.71" calcext:value-type="float">
            <text:p>15,71</text:p>
          </table:table-cell>
          <table:table-cell table:style-name="ce4" office:value-type="float" office:value="16.14" calcext:value-type="float">
            <text:p>16,14</text:p>
          </table:table-cell>
          <table:table-cell table:style-name="ce4" office:value-type="float" office:value="16.62" calcext:value-type="float">
            <text:p>16,62</text:p>
          </table:table-cell>
          <table:table-cell table:style-name="ce4" office:value-type="float" office:value="17.14" calcext:value-type="float">
            <text:p>17,14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8.31" calcext:value-type="float">
            <text:p>18,31</text:p>
          </table:table-cell>
          <table:table-cell table:style-name="ce4" office:value-type="float" office:value="18.96" calcext:value-type="float">
            <text:p>18,96</text:p>
          </table:table-cell>
          <table:table-cell table:style-name="ce4" office:value-type="float" office:value="19.61" calcext:value-type="float">
            <text:p>19,61</text:p>
          </table:table-cell>
          <table:table-cell table:style-name="ce4" office:value-type="float" office:value="20.28" calcext:value-type="float">
            <text:p>20,28</text:p>
          </table:table-cell>
          <table:table-cell table:style-name="ce4" office:value-type="float" office:value="20.99" calcext:value-type="float">
            <text:p>20,99</text:p>
          </table:table-cell>
          <table:table-cell table:style-name="ce4" office:value-type="float" office:value="21.72" calcext:value-type="float">
            <text:p>21,72</text:p>
          </table:table-cell>
          <table:table-cell table:style-name="ce4" office:value-type="float" office:value="22.47" calcext:value-type="float">
            <text:p>22,47</text:p>
          </table:table-cell>
          <table:table-cell table:style-name="ce4" office:value-type="float" office:value="23.24" calcext:value-type="float">
            <text:p>23,24</text:p>
          </table:table-cell>
          <table:table-cell table:style-name="ce4" office:value-type="float" office:value="24.02" calcext:value-type="float">
            <text:p>24,02</text:p>
          </table:table-cell>
        </table:table-row>
        <table:table-row table:style-name="ro1">
          <table:table-cell/>
          <table:table-cell table:style-name="ce4" office:value-type="string" calcext:value-type="string">
            <text:p>16°P</text:p>
          </table:table-cell>
          <table:table-cell table:style-name="ce4" office:value-type="float" office:value="15.25" calcext:value-type="float">
            <text:p>15,25</text:p>
          </table:table-cell>
          <table:table-cell table:style-name="ce4" office:value-type="float" office:value="15.46" calcext:value-type="float">
            <text:p>15,46</text:p>
          </table:table-cell>
          <table:table-cell table:style-name="ce4" office:value-type="float" office:value="15.71" calcext:value-type="float">
            <text:p>15,7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.33" calcext:value-type="float">
            <text:p>16,33</text:p>
          </table:table-cell>
          <table:table-cell table:style-name="ce4" office:value-type="float" office:value="16.71" calcext:value-type="float">
            <text:p>16,71</text:p>
          </table:table-cell>
          <table:table-cell table:style-name="ce4" office:value-type="float" office:value="17.15" calcext:value-type="float">
            <text:p>17,15</text:p>
          </table:table-cell>
          <table:table-cell table:style-name="ce4" office:value-type="float" office:value="17.63" calcext:value-type="float">
            <text:p>17,63</text:p>
          </table:table-cell>
          <table:table-cell table:style-name="ce4" office:value-type="float" office:value="18.15" calcext:value-type="float">
            <text:p>18,15</text:p>
          </table:table-cell>
          <table:table-cell table:style-name="ce4" office:value-type="float" office:value="18.71" calcext:value-type="float">
            <text:p>18,71</text:p>
          </table:table-cell>
          <table:table-cell table:style-name="ce4" office:value-type="float" office:value="19.32" calcext:value-type="float">
            <text:p>19,32</text:p>
          </table:table-cell>
          <table:table-cell table:style-name="ce4" office:value-type="float" office:value="19.96" calcext:value-type="float">
            <text:p>19,96</text:p>
          </table:table-cell>
          <table:table-cell table:style-name="ce4" office:value-type="float" office:value="20.61" calcext:value-type="float">
            <text:p>20,61</text:p>
          </table:table-cell>
          <table:table-cell table:style-name="ce4" office:value-type="float" office:value="21.28" calcext:value-type="float">
            <text:p>21,28</text:p>
          </table:table-cell>
          <table:table-cell table:style-name="ce4" office:value-type="float" office:value="21.98" calcext:value-type="float">
            <text:p>21,98</text:p>
          </table:table-cell>
          <table:table-cell table:style-name="ce4" office:value-type="float" office:value="22.71" calcext:value-type="float">
            <text:p>22,71</text:p>
          </table:table-cell>
          <table:table-cell table:style-name="ce4" office:value-type="float" office:value="23.46" calcext:value-type="float">
            <text:p>23,46</text:p>
          </table:table-cell>
          <table:table-cell table:style-name="ce4" office:value-type="float" office:value="24.22" calcext:value-type="float">
            <text:p>24,22</text:p>
          </table:table-cell>
          <table:table-cell table:style-name="ce4" office:value-type="float" office:value="24.99" calcext:value-type="float">
            <text:p>24,99</text:p>
          </table:table-cell>
        </table:table-row>
        <table:table-row table:style-name="ro1">
          <table:table-cell/>
          <table:table-cell table:style-name="ce4" office:value-type="string" calcext:value-type="string">
            <text:p>17°P</text:p>
          </table:table-cell>
          <table:table-cell table:style-name="ce4" office:value-type="float" office:value="16.25" calcext:value-type="float">
            <text:p>16,25</text:p>
          </table:table-cell>
          <table:table-cell table:style-name="ce4" office:value-type="float" office:value="16.46" calcext:value-type="float">
            <text:p>16,46</text:p>
          </table:table-cell>
          <table:table-cell table:style-name="ce4" office:value-type="float" office:value="16.71" calcext:value-type="float">
            <text:p>16,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.34" calcext:value-type="float">
            <text:p>17,34</text:p>
          </table:table-cell>
          <table:table-cell table:style-name="ce4" office:value-type="float" office:value="17.72" calcext:value-type="float">
            <text:p>17,72</text:p>
          </table:table-cell>
          <table:table-cell table:style-name="ce4" office:value-type="float" office:value="18.16" calcext:value-type="float">
            <text:p>18,16</text:p>
          </table:table-cell>
          <table:table-cell table:style-name="ce4" office:value-type="float" office:value="18.64" calcext:value-type="float">
            <text:p>18,64</text:p>
          </table:table-cell>
          <table:table-cell table:style-name="ce4" office:value-type="float" office:value="19.15" calcext:value-type="float">
            <text:p>19,15</text:p>
          </table:table-cell>
          <table:table-cell table:style-name="ce4" office:value-type="float" office:value="19.72" calcext:value-type="float">
            <text:p>19,72</text:p>
          </table:table-cell>
          <table:table-cell table:style-name="ce4" office:value-type="float" office:value="20.33" calcext:value-type="float">
            <text:p>20,33</text:p>
          </table:table-cell>
          <table:table-cell table:style-name="ce4" office:value-type="float" office:value="20.96" calcext:value-type="float">
            <text:p>20,96</text:p>
          </table:table-cell>
          <table:table-cell table:style-name="ce4" office:value-type="float" office:value="21.61" calcext:value-type="float">
            <text:p>21,61</text:p>
          </table:table-cell>
          <table:table-cell table:style-name="ce4" office:value-type="float" office:value="22.28" calcext:value-type="float">
            <text:p>22,28</text:p>
          </table:table-cell>
          <table:table-cell table:style-name="ce4" office:value-type="float" office:value="22.98" calcext:value-type="float">
            <text:p>22,98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24.44" calcext:value-type="float">
            <text:p>24,44</text:p>
          </table:table-cell>
          <table:table-cell table:style-name="ce4" office:value-type="float" office:value="25.19" calcext:value-type="float">
            <text:p>25,19</text:p>
          </table:table-cell>
          <table:table-cell table:style-name="ce4" office:value-type="float" office:value="25.96" calcext:value-type="float">
            <text:p>25,96</text:p>
          </table:table-cell>
        </table:table-row>
        <table:table-row table:style-name="ro1">
          <table:table-cell/>
          <table:table-cell table:style-name="ce4" office:value-type="string" calcext:value-type="string">
            <text:p>18°P</text:p>
          </table:table-cell>
          <table:table-cell table:style-name="ce4" office:value-type="float" office:value="17.25" calcext:value-type="float">
            <text:p>17,25</text:p>
          </table:table-cell>
          <table:table-cell table:style-name="ce4" office:value-type="float" office:value="17.46" calcext:value-type="float">
            <text:p>17,46</text:p>
          </table:table-cell>
          <table:table-cell table:style-name="ce4" office:value-type="float" office:value="17.71" calcext:value-type="float">
            <text:p>17,7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8.34" calcext:value-type="float">
            <text:p>18,34</text:p>
          </table:table-cell>
          <table:table-cell table:style-name="ce4" office:value-type="float" office:value="18.73" calcext:value-type="float">
            <text:p>18,73</text:p>
          </table:table-cell>
          <table:table-cell table:style-name="ce4" office:value-type="float" office:value="19.17" calcext:value-type="float">
            <text:p>19,17</text:p>
          </table:table-cell>
          <table:table-cell table:style-name="ce4" office:value-type="float" office:value="19.65" calcext:value-type="float">
            <text:p>19,65</text:p>
          </table:table-cell>
          <table:table-cell table:style-name="ce4" office:value-type="float" office:value="20.16" calcext:value-type="float">
            <text:p>20,16</text:p>
          </table:table-cell>
          <table:table-cell table:style-name="ce4" office:value-type="float" office:value="20.73" calcext:value-type="float">
            <text:p>20,73</text:p>
          </table:table-cell>
          <table:table-cell table:style-name="ce4" office:value-type="float" office:value="21.33" calcext:value-type="float">
            <text:p>21,33</text:p>
          </table:table-cell>
          <table:table-cell table:style-name="ce4" office:value-type="float" office:value="21.97" calcext:value-type="float">
            <text:p>21,97</text:p>
          </table:table-cell>
          <table:table-cell table:style-name="ce4" office:value-type="float" office:value="22.61" calcext:value-type="float">
            <text:p>22,61</text:p>
          </table:table-cell>
          <table:table-cell table:style-name="ce4" office:value-type="float" office:value="23.28" calcext:value-type="float">
            <text:p>23,28</text:p>
          </table:table-cell>
          <table:table-cell table:style-name="ce4" office:value-type="float" office:value="23.97" calcext:value-type="float">
            <text:p>23,97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5.43" calcext:value-type="float">
            <text:p>25,43</text:p>
          </table:table-cell>
          <table:table-cell table:style-name="ce4" office:value-type="float" office:value="26.17" calcext:value-type="float">
            <text:p>26,17</text:p>
          </table:table-cell>
          <table:table-cell table:style-name="ce4" office:value-type="float" office:value="26.94" calcext:value-type="float">
            <text:p>26,94</text:p>
          </table:table-cell>
        </table:table-row>
        <table:table-row table:style-name="ro1">
          <table:table-cell/>
          <table:table-cell table:style-name="ce4" office:value-type="string" calcext:value-type="string">
            <text:p>19°P</text:p>
          </table:table-cell>
          <table:table-cell table:style-name="ce4" office:value-type="float" office:value="18.24" calcext:value-type="float">
            <text:p>18,24</text:p>
          </table:table-cell>
          <table:table-cell table:style-name="ce4" office:value-type="float" office:value="18.45" calcext:value-type="float">
            <text:p>18,45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.35" calcext:value-type="float">
            <text:p>19,35</text:p>
          </table:table-cell>
          <table:table-cell table:style-name="ce4" office:value-type="float" office:value="19.74" calcext:value-type="float">
            <text:p>19,74</text:p>
          </table:table-cell>
          <table:table-cell table:style-name="ce4" office:value-type="float" office:value="20.18" calcext:value-type="float">
            <text:p>20,18</text:p>
          </table:table-cell>
          <table:table-cell table:style-name="ce4" office:value-type="float" office:value="20.66" calcext:value-type="float">
            <text:p>20,66</text:p>
          </table:table-cell>
          <table:table-cell table:style-name="ce4" office:value-type="float" office:value="21.18" calcext:value-type="float">
            <text:p>21,18</text:p>
          </table:table-cell>
          <table:table-cell table:style-name="ce4" office:value-type="float" office:value="21.74" calcext:value-type="float">
            <text:p>21,74</text:p>
          </table:table-cell>
          <table:table-cell table:style-name="ce4" office:value-type="float" office:value="22.34" calcext:value-type="float">
            <text:p>22,34</text:p>
          </table:table-cell>
          <table:table-cell table:style-name="ce4" office:value-type="float" office:value="22.97" calcext:value-type="float">
            <text:p>22,97</text:p>
          </table:table-cell>
          <table:table-cell table:style-name="ce4" office:value-type="float" office:value="23.61" calcext:value-type="float">
            <text:p>23,61</text:p>
          </table:table-cell>
          <table:table-cell table:style-name="ce4" office:value-type="float" office:value="24.27" calcext:value-type="float">
            <text:p>24,27</text:p>
          </table:table-cell>
          <table:table-cell table:style-name="ce4" office:value-type="float" office:value="24.97" calcext:value-type="float">
            <text:p>24,97</text:p>
          </table:table-cell>
          <table:table-cell table:style-name="ce4" office:value-type="float" office:value="25.68" calcext:value-type="float">
            <text:p>25,68</text:p>
          </table:table-cell>
          <table:table-cell table:style-name="ce4" office:value-type="float" office:value="26.41" calcext:value-type="float">
            <text:p>26,41</text:p>
          </table:table-cell>
          <table:table-cell table:style-name="ce4" office:value-type="float" office:value="27.15" calcext:value-type="float">
            <text:p>27,15</text:p>
          </table:table-cell>
          <table:table-cell table:style-name="ce4" office:value-type="float" office:value="27.91" calcext:value-type="float">
            <text:p>27,91</text:p>
          </table:table-cell>
        </table:table-row>
        <table:table-row table:style-name="ro1">
          <table:table-cell/>
          <table:table-cell table:style-name="ce4" office:value-type="string" calcext:value-type="string">
            <text:p>20°P</text:p>
          </table:table-cell>
          <table:table-cell table:style-name="ce4" office:value-type="float" office:value="19.24" calcext:value-type="float">
            <text:p>19,24</text:p>
          </table:table-cell>
          <table:table-cell table:style-name="ce4" office:value-type="float" office:value="19.44" calcext:value-type="float">
            <text:p>19,44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.35" calcext:value-type="float">
            <text:p>20,35</text:p>
          </table:table-cell>
          <table:table-cell table:style-name="ce4" office:value-type="float" office:value="20.75" calcext:value-type="float">
            <text:p>20,75</text:p>
          </table:table-cell>
          <table:table-cell table:style-name="ce4" office:value-type="float" office:value="21.19" calcext:value-type="float">
            <text:p>21,19</text:p>
          </table:table-cell>
          <table:table-cell table:style-name="ce4" office:value-type="float" office:value="21.68" calcext:value-type="float">
            <text:p>21,68</text:p>
          </table:table-cell>
          <table:table-cell table:style-name="ce4" office:value-type="float" office:value="22.19" calcext:value-type="float">
            <text:p>22,19</text:p>
          </table:table-cell>
          <table:table-cell table:style-name="ce4" office:value-type="float" office:value="22.75" calcext:value-type="float">
            <text:p>22,75</text:p>
          </table:table-cell>
          <table:table-cell table:style-name="ce4" office:value-type="float" office:value="23.35" calcext:value-type="float">
            <text:p>23,35</text:p>
          </table:table-cell>
          <table:table-cell table:style-name="ce4" office:value-type="float" office:value="23.97" calcext:value-type="float">
            <text:p>23,97</text:p>
          </table:table-cell>
          <table:table-cell table:style-name="ce4" office:value-type="float" office:value="24.61" calcext:value-type="float">
            <text:p>24,61</text:p>
          </table:table-cell>
          <table:table-cell table:style-name="ce4" office:value-type="float" office:value="25.27" calcext:value-type="float">
            <text:p>25,27</text:p>
          </table:table-cell>
          <table:table-cell table:style-name="ce4" office:value-type="float" office:value="25.96" calcext:value-type="float">
            <text:p>25,96</text:p>
          </table:table-cell>
          <table:table-cell table:style-name="ce4" office:value-type="float" office:value="26.67" calcext:value-type="float">
            <text:p>26,67</text:p>
          </table:table-cell>
          <table:table-cell table:style-name="ce4" office:value-type="float" office:value="27.39" calcext:value-type="float">
            <text:p>27,39</text:p>
          </table:table-cell>
          <table:table-cell table:style-name="ce4" office:value-type="float" office:value="28.13" calcext:value-type="float">
            <text:p>28,13</text:p>
          </table:table-cell>
          <table:table-cell table:style-name="ce4" office:value-type="float" office:value="28.89" calcext:value-type="float">
            <text:p>28,89</text:p>
          </table:table-cell>
        </table:table-row>
        <table:table-row table:style-name="ro1">
          <table:table-cell/>
          <table:table-cell table:style-name="ce4" office:value-type="string" calcext:value-type="string">
            <text:p>21°P</text:p>
          </table:table-cell>
          <table:table-cell table:style-name="ce4" office:value-type="float" office:value="20.22" calcext:value-type="float">
            <text:p>20,22</text:p>
          </table:table-cell>
          <table:table-cell table:style-name="ce4" office:value-type="float" office:value="20.43" calcext:value-type="float">
            <text:p>20,43</text:p>
          </table:table-cell>
          <table:table-cell table:style-name="ce4" office:value-type="float" office:value="20.69" calcext:value-type="float">
            <text:p>20,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1.36" calcext:value-type="float">
            <text:p>21,36</text:p>
          </table:table-cell>
          <table:table-cell table:style-name="ce4" office:value-type="float" office:value="21.76" calcext:value-type="float">
            <text:p>21,76</text:p>
          </table:table-cell>
          <table:table-cell table:style-name="ce4" office:value-type="float" office:value="22.2" calcext:value-type="float">
            <text:p>22,2</text:p>
          </table:table-cell>
          <table:table-cell table:style-name="ce4" office:value-type="float" office:value="22.68" calcext:value-type="float">
            <text:p>22,68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3.75" calcext:value-type="float">
            <text:p>23,75</text:p>
          </table:table-cell>
          <table:table-cell table:style-name="ce4" office:value-type="float" office:value="24.35" calcext:value-type="float">
            <text:p>24,35</text:p>
          </table:table-cell>
          <table:table-cell table:style-name="ce4" office:value-type="float" office:value="24.96" calcext:value-type="float">
            <text:p>24,96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26.25" calcext:value-type="float">
            <text:p>26,25</text:p>
          </table:table-cell>
          <table:table-cell table:style-name="ce4" office:value-type="float" office:value="26.94" calcext:value-type="float">
            <text:p>26,94</text:p>
          </table:table-cell>
          <table:table-cell table:style-name="ce4" office:value-type="float" office:value="27.64" calcext:value-type="float">
            <text:p>27,64</text:p>
          </table:table-cell>
          <table:table-cell table:style-name="ce4" office:value-type="float" office:value="28.36" calcext:value-type="float">
            <text:p>28,36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9.86" calcext:value-type="float">
            <text:p>29,86</text:p>
          </table:table-cell>
        </table:table-row>
        <table:table-row table:style-name="ro1">
          <table:table-cell/>
          <table:table-cell table:style-name="ce4" office:value-type="string" calcext:value-type="string">
            <text:p>22°P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21.42" calcext:value-type="float">
            <text:p>21,42</text:p>
          </table:table-cell>
          <table:table-cell table:style-name="ce4" office:value-type="float" office:value="21.68" calcext:value-type="float">
            <text:p>21,6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.36" calcext:value-type="float">
            <text:p>22,36</text:p>
          </table:table-cell>
          <table:table-cell table:style-name="ce4" office:value-type="float" office:value="22.76" calcext:value-type="float">
            <text:p>22,76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23.68" calcext:value-type="float">
            <text:p>23,68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4.76" calcext:value-type="float">
            <text:p>24,76</text:p>
          </table:table-cell>
          <table:table-cell table:style-name="ce4" office:value-type="float" office:value="25.34" calcext:value-type="float">
            <text:p>25,34</text:p>
          </table:table-cell>
          <table:table-cell table:style-name="ce4" office:value-type="float" office:value="25.95" calcext:value-type="float">
            <text:p>25,95</text:p>
          </table:table-cell>
          <table:table-cell table:style-name="ce4" office:value-type="float" office:value="26.58" calcext:value-type="float">
            <text:p>26,58</text:p>
          </table:table-cell>
          <table:table-cell table:style-name="ce4" office:value-type="float" office:value="27.24" calcext:value-type="float">
            <text:p>27,24</text:p>
          </table:table-cell>
          <table:table-cell table:style-name="ce4" office:value-type="float" office:value="27.92" calcext:value-type="float">
            <text:p>27,92</text:p>
          </table:table-cell>
          <table:table-cell table:style-name="ce4" office:value-type="float" office:value="28.62" calcext:value-type="float">
            <text:p>28,62</text:p>
          </table:table-cell>
          <table:table-cell table:style-name="ce4" office:value-type="float" office:value="29.33" calcext:value-type="float">
            <text:p>29,33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30.83" calcext:value-type="float">
            <text:p>30,83</text:p>
          </table:table-cell>
        </table:table-row>
        <table:table-row table:style-name="ro1">
          <table:table-cell/>
          <table:table-cell table:style-name="ce4" office:value-type="string" calcext:value-type="string">
            <text:p>23°P</text:p>
          </table:table-cell>
          <table:table-cell table:style-name="ce4" office:value-type="float" office:value="22.17" calcext:value-type="float">
            <text:p>22,17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2.68" calcext:value-type="float">
            <text:p>22,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3.36" calcext:value-type="float">
            <text:p>23,36</text:p>
          </table:table-cell>
          <table:table-cell table:style-name="ce4" office:value-type="float" office:value="23.76" calcext:value-type="float">
            <text:p>23,76</text:p>
          </table:table-cell>
          <table:table-cell table:style-name="ce4" office:value-type="float" office:value="24.21" calcext:value-type="float">
            <text:p>24,21</text:p>
          </table:table-cell>
          <table:table-cell table:style-name="ce4" office:value-type="float" office:value="24.69" calcext:value-type="float">
            <text:p>24,69</text:p>
          </table:table-cell>
          <table:table-cell table:style-name="ce4" office:value-type="float" office:value="25.21" calcext:value-type="float">
            <text:p>25,21</text:p>
          </table:table-cell>
          <table:table-cell table:style-name="ce4" office:value-type="float" office:value="25.75" calcext:value-type="float">
            <text:p>25,75</text:p>
          </table:table-cell>
          <table:table-cell table:style-name="ce4" office:value-type="float" office:value="26.33" calcext:value-type="float">
            <text:p>26,33</text:p>
          </table:table-cell>
          <table:table-cell table:style-name="ce4" office:value-type="float" office:value="26.94" calcext:value-type="float">
            <text:p>26,94</text:p>
          </table:table-cell>
          <table:table-cell table:style-name="ce4" office:value-type="float" office:value="27.57" calcext:value-type="float">
            <text:p>27,57</text:p>
          </table:table-cell>
          <table:table-cell table:style-name="ce4" office:value-type="float" office:value="28.22" calcext:value-type="float">
            <text:p>28,22</text:p>
          </table:table-cell>
          <table:table-cell table:style-name="ce4" office:value-type="float" office:value="28.9" calcext:value-type="float">
            <text:p>28,9</text:p>
          </table:table-cell>
          <table:table-cell table:style-name="ce4" office:value-type="float" office:value="29.59" calcext:value-type="float">
            <text:p>29,59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31.04" calcext:value-type="float">
            <text:p>31,04</text:p>
          </table:table-cell>
          <table:table-cell table:style-name="ce4" office:value-type="float" office:value="31.8" calcext:value-type="float">
            <text:p>31,8</text:p>
          </table:table-cell>
        </table:table-row>
        <table:table-row table:style-name="ro1">
          <table:table-cell/>
          <table:table-cell table:style-name="ce4" office:value-type="string" calcext:value-type="string">
            <text:p>24°P</text:p>
          </table:table-cell>
          <table:table-cell table:style-name="ce4" office:value-type="float" office:value="23.14" calcext:value-type="float">
            <text:p>23,14</text:p>
          </table:table-cell>
          <table:table-cell table:style-name="ce4" office:value-type="float" office:value="23.39" calcext:value-type="float">
            <text:p>23,39</text:p>
          </table:table-cell>
          <table:table-cell table:style-name="ce4" office:value-type="float" office:value="23.67" calcext:value-type="float">
            <text:p>23,6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4.36" calcext:value-type="float">
            <text:p>24,36</text:p>
          </table:table-cell>
          <table:table-cell table:style-name="ce4" office:value-type="float" office:value="24.76" calcext:value-type="float">
            <text:p>24,76</text:p>
          </table:table-cell>
          <table:table-cell table:style-name="ce4" office:value-type="float" office:value="25.21" calcext:value-type="float">
            <text:p>25,21</text:p>
          </table:table-cell>
          <table:table-cell table:style-name="ce4" office:value-type="float" office:value="25.69" calcext:value-type="float">
            <text:p>25,69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6.75" calcext:value-type="float">
            <text:p>26,75</text:p>
          </table:table-cell>
          <table:table-cell table:style-name="ce4" office:value-type="float" office:value="27.33" calcext:value-type="float">
            <text:p>27,33</text:p>
          </table:table-cell>
          <table:table-cell table:style-name="ce4" office:value-type="float" office:value="27.93" calcext:value-type="float">
            <text:p>27,93</text:p>
          </table:table-cell>
          <table:table-cell table:style-name="ce4" office:value-type="float" office:value="28.53" calcext:value-type="float">
            <text:p>28,53</text:p>
          </table:table-cell>
          <table:table-cell table:style-name="ce4" office:value-type="float" office:value="29.21" calcext:value-type="float">
            <text:p>29,21</text:p>
          </table:table-cell>
          <table:table-cell table:style-name="ce4" office:value-type="float" office:value="29.88" calcext:value-type="float">
            <text:p>29,88</text:p>
          </table:table-cell>
          <table:table-cell table:style-name="ce4" office:value-type="float" office:value="30.57" calcext:value-type="float">
            <text:p>30,57</text:p>
          </table:table-cell>
          <table:table-cell table:style-name="ce4" office:value-type="float" office:value="31.28" calcext:value-type="float">
            <text:p>31,28</text:p>
          </table:table-cell>
          <table:table-cell table:style-name="ce4" office:value-type="float" office:value="32.02" calcext:value-type="float">
            <text:p>32,02</text:p>
          </table:table-cell>
          <table:table-cell table:style-name="ce4" office:value-type="float" office:value="32.77" calcext:value-type="float">
            <text:p>32,77</text:p>
          </table:table-cell>
        </table:table-row>
        <table:table-row table:style-name="ro1">
          <table:table-cell/>
          <table:table-cell table:style-name="ce4" office:value-type="string" calcext:value-type="string">
            <text:p>25°P</text:p>
          </table:table-cell>
          <table:table-cell table:style-name="ce4" office:value-type="float" office:value="24.12" calcext:value-type="float">
            <text:p>24,12</text:p>
          </table:table-cell>
          <table:table-cell table:style-name="ce4" office:value-type="float" office:value="24.38" calcext:value-type="float">
            <text:p>24,38</text:p>
          </table:table-cell>
          <table:table-cell table:style-name="ce4" office:value-type="float" office:value="24.67" calcext:value-type="float">
            <text:p>24,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5.36" calcext:value-type="float">
            <text:p>25,36</text:p>
          </table:table-cell>
          <table:table-cell table:style-name="ce4" office:value-type="float" office:value="25.77" calcext:value-type="float">
            <text:p>25,77</text:p>
          </table:table-cell>
          <table:table-cell table:style-name="ce4" office:value-type="float" office:value="26.21" calcext:value-type="float">
            <text:p>26,21</text:p>
          </table:table-cell>
          <table:table-cell table:style-name="ce4" office:value-type="float" office:value="26.69" calcext:value-type="float">
            <text:p>26,6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7.74" calcext:value-type="float">
            <text:p>27,74</text:p>
          </table:table-cell>
          <table:table-cell table:style-name="ce4" office:value-type="float" office:value="28.32" calcext:value-type="float">
            <text:p>28,32</text:p>
          </table:table-cell>
          <table:table-cell table:style-name="ce4" office:value-type="float" office:value="28.92" calcext:value-type="float">
            <text:p>28,92</text:p>
          </table:table-cell>
          <table:table-cell table:style-name="ce4" office:value-type="float" office:value="29.55" calcext:value-type="float">
            <text:p>29,55</text:p>
          </table:table-cell>
          <table:table-cell table:style-name="ce4" office:value-type="float" office:value="30.19" calcext:value-type="float">
            <text:p>30,19</text:p>
          </table:table-cell>
          <table:table-cell table:style-name="ce4" office:value-type="float" office:value="30.86" calcext:value-type="float">
            <text:p>30,86</text:p>
          </table:table-cell>
          <table:table-cell table:style-name="ce4" office:value-type="float" office:value="31.55" calcext:value-type="float">
            <text:p>31,55</text:p>
          </table:table-cell>
          <table:table-cell table:style-name="ce4" office:value-type="float" office:value="32.26" calcext:value-type="float">
            <text:p>32,26</text:p>
          </table:table-cell>
          <table:table-cell table:style-name="ce4" office:value-type="float" office:value="32.99" calcext:value-type="float">
            <text:p>32,99</text:p>
          </table:table-cell>
          <table:table-cell table:style-name="ce4" office:value-type="float" office:value="33.74" calcext:value-type="float">
            <text:p>33,74</text:p>
          </table:table-cell>
        </table:table-row>
        <table:table-row table:style-name="ro1">
          <table:table-cell/>
          <table:table-cell table:style-name="ce4" office:value-type="string" calcext:value-type="string">
            <text:p>26°P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5.37" calcext:value-type="float">
            <text:p>25,37</text:p>
          </table:table-cell>
          <table:table-cell table:style-name="ce4" office:value-type="float" office:value="25.67" calcext:value-type="float">
            <text:p>25,6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.37" calcext:value-type="float">
            <text:p>26,37</text:p>
          </table:table-cell>
          <table:table-cell table:style-name="ce4" office:value-type="float" office:value="26.77" calcext:value-type="float">
            <text:p>26,77</text:p>
          </table:table-cell>
          <table:table-cell table:style-name="ce4" office:value-type="float" office:value="27.22" calcext:value-type="float">
            <text:p>27,22</text:p>
          </table:table-cell>
          <table:table-cell table:style-name="ce4" office:value-type="float" office:value="27.69" calcext:value-type="float">
            <text:p>27,69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28.74" calcext:value-type="float">
            <text:p>28,74</text:p>
          </table:table-cell>
          <table:table-cell table:style-name="ce4" office:value-type="float" office:value="29.32" calcext:value-type="float">
            <text:p>29,32</text:p>
          </table:table-cell>
          <table:table-cell table:style-name="ce4" office:value-type="float" office:value="29.92" calcext:value-type="float">
            <text:p>29,92</text:p>
          </table:table-cell>
          <table:table-cell table:style-name="ce4" office:value-type="float" office:value="30.54" calcext:value-type="float">
            <text:p>30,54</text:p>
          </table:table-cell>
          <table:table-cell table:style-name="ce4" office:value-type="float" office:value="31.19" calcext:value-type="float">
            <text:p>31,19</text:p>
          </table:table-cell>
          <table:table-cell table:style-name="ce4" office:value-type="float" office:value="31.85" calcext:value-type="float">
            <text:p>31,85</text:p>
          </table:table-cell>
          <table:table-cell table:style-name="ce4" office:value-type="float" office:value="32.54" calcext:value-type="float">
            <text:p>32,54</text:p>
          </table:table-cell>
          <table:table-cell table:style-name="ce4" office:value-type="float" office:value="33.25" calcext:value-type="float">
            <text:p>33,25</text:p>
          </table:table-cell>
          <table:table-cell table:style-name="ce4" office:value-type="float" office:value="33.97" calcext:value-type="float">
            <text:p>33,97</text:p>
          </table:table-cell>
          <table:table-cell table:style-name="ce4" office:value-type="float" office:value="34.72" calcext:value-type="float">
            <text:p>34,72</text:p>
          </table:table-cell>
        </table:table-row>
        <table:table-row table:style-name="ro1">
          <table:table-cell/>
          <table:table-cell table:style-name="ce4" office:value-type="string" calcext:value-type="string">
            <text:p>27°P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6.37" calcext:value-type="float">
            <text:p>26,37</text:p>
          </table:table-cell>
          <table:table-cell table:style-name="ce4" office:value-type="float" office:value="26.67" calcext:value-type="float">
            <text:p>26,6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7.37" calcext:value-type="float">
            <text:p>27,37</text:p>
          </table:table-cell>
          <table:table-cell table:style-name="ce4" office:value-type="float" office:value="27.78" calcext:value-type="float">
            <text:p>27,78</text:p>
          </table:table-cell>
          <table:table-cell table:style-name="ce4" office:value-type="float" office:value="28.22" calcext:value-type="float">
            <text:p>28,22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29.74" calcext:value-type="float">
            <text:p>29,74</text:p>
          </table:table-cell>
          <table:table-cell table:style-name="ce4" office:value-type="float" office:value="30.32" calcext:value-type="float">
            <text:p>30,32</text:p>
          </table:table-cell>
          <table:table-cell table:style-name="ce4" office:value-type="float" office:value="30.92" calcext:value-type="float">
            <text:p>30,92</text:p>
          </table:table-cell>
          <table:table-cell table:style-name="ce4" office:value-type="float" office:value="31.54" calcext:value-type="float">
            <text:p>31,54</text:p>
          </table:table-cell>
          <table:table-cell table:style-name="ce4" office:value-type="float" office:value="32.18" calcext:value-type="float">
            <text:p>32,18</text:p>
          </table:table-cell>
          <table:table-cell table:style-name="ce4" office:value-type="float" office:value="32.84" calcext:value-type="float">
            <text:p>32,84</text:p>
          </table:table-cell>
          <table:table-cell table:style-name="ce4" office:value-type="float" office:value="33.53" calcext:value-type="float">
            <text:p>33,53</text:p>
          </table:table-cell>
          <table:table-cell table:style-name="ce4" office:value-type="float" office:value="34.23" calcext:value-type="float">
            <text:p>34,23</text:p>
          </table:table-cell>
          <table:table-cell table:style-name="ce4" office:value-type="float" office:value="34.96" calcext:value-type="float">
            <text:p>34,96</text:p>
          </table:table-cell>
          <table:table-cell table:style-name="ce4" office:value-type="float" office:value="35.7" calcext:value-type="float">
            <text:p>35,7</text:p>
          </table:table-cell>
        </table:table-row>
        <table:table-row table:style-name="ro1">
          <table:table-cell/>
          <table:table-cell table:style-name="ce4" office:value-type="string" calcext:value-type="string">
            <text:p>28°P</text:p>
          </table:table-cell>
          <table:table-cell table:style-name="ce4" office:value-type="float" office:value="27.1" calcext:value-type="float">
            <text:p>27,1</text:p>
          </table:table-cell>
          <table:table-cell table:style-name="ce4" office:value-type="float" office:value="27.36" calcext:value-type="float">
            <text:p>27,36</text:p>
          </table:table-cell>
          <table:table-cell table:style-name="ce4" office:value-type="float" office:value="27.66" calcext:value-type="float">
            <text:p>27,6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8.38" calcext:value-type="float">
            <text:p>28,38</text:p>
          </table:table-cell>
          <table:table-cell table:style-name="ce4" office:value-type="float" office:value="28.79" calcext:value-type="float">
            <text:p>28,79</text:p>
          </table:table-cell>
          <table:table-cell table:style-name="ce4" office:value-type="float" office:value="29.23" calcext:value-type="float">
            <text:p>29,23</text:p>
          </table:table-cell>
          <table:table-cell table:style-name="ce4" office:value-type="float" office:value="29.7" calcext:value-type="float">
            <text:p>29,7</text:p>
          </table:table-cell>
          <table:table-cell table:style-name="ce4" office:value-type="float" office:value="30.21" calcext:value-type="float">
            <text:p>30,21</text:p>
          </table:table-cell>
          <table:table-cell table:style-name="ce4" office:value-type="float" office:value="30.75" calcext:value-type="float">
            <text:p>30,75</text:p>
          </table:table-cell>
          <table:table-cell table:style-name="ce4" office:value-type="float" office:value="31.32" calcext:value-type="float">
            <text:p>31,32</text:p>
          </table:table-cell>
          <table:table-cell table:style-name="ce4" office:value-type="float" office:value="31.93" calcext:value-type="float">
            <text:p>31,93</text:p>
          </table:table-cell>
          <table:table-cell table:style-name="ce4" office:value-type="float" office:value="32.54" calcext:value-type="float">
            <text:p>32,54</text:p>
          </table:table-cell>
          <table:table-cell table:style-name="ce4" office:value-type="float" office:value="33.18" calcext:value-type="float">
            <text:p>33,18</text:p>
          </table:table-cell>
          <table:table-cell table:style-name="ce4" office:value-type="float" office:value="33.84" calcext:value-type="float">
            <text:p>33,84</text:p>
          </table:table-cell>
          <table:table-cell table:style-name="ce4" office:value-type="float" office:value="34.52" calcext:value-type="float">
            <text:p>34,52</text:p>
          </table:table-cell>
          <table:table-cell table:style-name="ce4" office:value-type="float" office:value="35.22" calcext:value-type="float">
            <text:p>35,22</text:p>
          </table:table-cell>
          <table:table-cell table:style-name="ce4" office:value-type="float" office:value="35.94" calcext:value-type="float">
            <text:p>35,94</text:p>
          </table:table-cell>
          <table:table-cell table:style-name="ce4" office:value-type="float" office:value="36.68" calcext:value-type="float">
            <text:p>36,68</text:p>
          </table:table-cell>
        </table:table-row>
        <table:table-row table:style-name="ro1">
          <table:table-cell/>
          <table:table-cell table:style-name="ce4" office:value-type="string" calcext:value-type="string">
            <text:p>29°P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8.36" calcext:value-type="float">
            <text:p>28,36</text:p>
          </table:table-cell>
          <table:table-cell table:style-name="ce4" office:value-type="float" office:value="28.66" calcext:value-type="float">
            <text:p>28,6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9.38" calcext:value-type="float">
            <text:p>29,38</text:p>
          </table:table-cell>
          <table:table-cell table:style-name="ce4" office:value-type="float" office:value="29.79" calcext:value-type="float">
            <text:p>29,79</text:p>
          </table:table-cell>
          <table:table-cell table:style-name="ce4" office:value-type="float" office:value="30.24" calcext:value-type="float">
            <text:p>30,24</text:p>
          </table:table-cell>
          <table:table-cell table:style-name="ce4" office:value-type="float" office:value="30.71" calcext:value-type="float">
            <text:p>30,71</text:p>
          </table:table-cell>
          <table:table-cell table:style-name="ce4" office:value-type="float" office:value="31.21" calcext:value-type="float">
            <text:p>31,21</text:p>
          </table:table-cell>
          <table:table-cell table:style-name="ce4" office:value-type="float" office:value="31.76" calcext:value-type="float">
            <text:p>31,76</text:p>
          </table:table-cell>
          <table:table-cell table:style-name="ce4" office:value-type="float" office:value="32.33" calcext:value-type="float">
            <text:p>32,33</text:p>
          </table:table-cell>
          <table:table-cell table:style-name="ce4" office:value-type="float" office:value="32.93" calcext:value-type="float">
            <text:p>32,93</text:p>
          </table:table-cell>
          <table:table-cell table:style-name="ce4" office:value-type="float" office:value="33.54" calcext:value-type="float">
            <text:p>33,54</text:p>
          </table:table-cell>
          <table:table-cell table:style-name="ce4" office:value-type="float" office:value="34.17" calcext:value-type="float">
            <text:p>34,17</text:p>
          </table:table-cell>
          <table:table-cell table:style-name="ce4" office:value-type="float" office:value="34.83" calcext:value-type="float">
            <text:p>34,83</text:p>
          </table:table-cell>
          <table:table-cell table:style-name="ce4" office:value-type="float" office:value="35.51" calcext:value-type="float">
            <text:p>35,51</text:p>
          </table:table-cell>
          <table:table-cell table:style-name="ce4" office:value-type="float" office:value="36.2" calcext:value-type="float">
            <text:p>36,2</text:p>
          </table:table-cell>
          <table:table-cell table:style-name="ce4" office:value-type="float" office:value="36.92" calcext:value-type="float">
            <text:p>36,92</text:p>
          </table:table-cell>
          <table:table-cell table:style-name="ce4" office:value-type="float" office:value="37.65" calcext:value-type="float">
            <text:p>37,65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9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9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6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3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</text:p>
          </table:table-cell>
          <table:table-cell table:number-columns-repeated="6"/>
        </table:table-row>
      </table:table>
      <table:table table:name="Refraktometer fehler" table:style-name="ta1">
        <table:table-column table:style-name="co3" table:number-columns-repeated="7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  <table:table-cell office:value-type="string" calcext:value-type="string">
            <text:p>Plato gemessen während Gärung</text:p>
          </table:table-cell>
          <table:table-cell table:number-columns-repeated="4"/>
        </table:table-row>
        <table:table-row table:style-name="ro2">
          <table:table-cell office:value-type="float" office:value="12.48" calcext:value-type="float">
            <text:p>12,48</text:p>
          </table:table-cell>
          <table:table-cell office:value-type="string" calcext:value-type="string">
            <text:p>Bri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x</text:p>
          </table:table-cell>
          <table:table-cell table:number-columns-repeated="3"/>
        </table:table-row>
        <table:table-row table:style-name="ro2">
          <table:table-cell table:formula="of:=[.A2]/1.04" office:value-type="float" office:value="12" calcext:value-type="float">
            <text:p>12</text:p>
          </table:table-cell>
          <table:table-cell office:value-type="string" calcext:value-type="string">
            <text:p>°P</text:p>
          </table:table-cell>
          <table:table-cell table:formula="of:=[.C2]/1.04" office:value-type="float" office:value="7.69230769230769" calcext:value-type="float">
            <text:p>7,6923076923</text:p>
          </table:table-cell>
          <table:table-cell office:value-type="string" calcext:value-type="string">
            <text:p>°P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table:formula="of:=1-0.00085683*[.A3]+0.0034941*[.C3]" office:value-type="float" office:value="1.01659573230769" calcext:value-type="float">
            <text:p>1,0165957323</text:p>
          </table:table-cell>
          <table:table-cell office:value-type="string" calcext:value-type="string">
            <text:p>Spezifische Dichte (SG)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formula="of:=([.A5]-1)*1000/4" office:value-type="float" office:value="4.14893307692305" calcext:value-type="float">
            <text:p>4,1489330769</text:p>
          </table:table-cell>
          <table:table-cell office:value-type="string" calcext:value-type="string">
            <text:p>°P (Alkohol korrigiert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.00.0000</text:date>, <text:time style:data-style-name="N2" text:time-value="07:17:13.5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8-10-16T07:17:22.042000000</dc:date>
    <meta:editing-duration>PT1H45M54S</meta:editing-duration>
    <meta:editing-cycles>25</meta:editing-cycles>
    <meta:generator>LibreOffice/5.2.3.3$Windows_x86 LibreOffice_project/d54a8868f08a7b39642414cf2c8ef2f228f780cf</meta:generator>
    <meta:document-statistic meta:table-count="6" meta:cell-count="1167" meta:object-count="0"/>
  </office:meta>
</office:document-meta>
</file>